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5479" officeooo:paragraph-rsid="000d5479"/>
    </style:style>
    <style:style style:name="P2" style:family="paragraph" style:parent-style-name="Standard">
      <style:paragraph-properties fo:text-align="center" style:justify-single-word="false"/>
      <style:text-properties officeooo:rsid="000d5479" officeooo:paragraph-rsid="000d5479"/>
    </style:style>
    <style:style style:name="P3" style:family="paragraph" style:parent-style-name="Standard">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margin-top="0cm" fo:margin-bottom="0cm" style:contextual-spacing="false"/>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0.51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istorique du suivi TRELLO</text:p>
      <text:p text:style-name="P1"/>
      <text:p text:style-name="Standard"><text:a xlink:type="simple" xlink:href="https://trello.com/c/6xWHzWsL/17-mise-à-jour-des-liens-pertinents#action-61dddae8c7a9394ec07c8fbd" text:style-name="Internet_20_link" text:visited-style-name="Visited_20_Internet_20_Link"/></text:p>
      <text:p text:style-name="Standard">Maxence Ubertalli a déplacé <text:a xlink:type="simple" xlink:href="https://trello.com/c/jqo8WmVH" text:style-name="Internet_20_link" text:visited-style-name="Visited_20_Internet_20_Link">Démo regroupement 2 camemberts en 1</text:a> depuis ToBeReviewed vers On Hold</text:p>
      <text:p text:style-name="Standard"><text:a xlink:type="simple" xlink:href="https://trello.com/c/jqo8WmVH/29-démo-regroupement-2-camemberts-en-1#action-61db33b676d23d236c03d6a9" text:style-name="Internet_20_link" text:visited-style-name="Visited_20_Internet_20_Link">9 janv. à 20:12</text:a></text:p>
      <text:p text:style-name="Standard">Maxence Ubertalli a déplacé <text:a xlink:type="simple" xlink:href="https://trello.com/c/pU0FtYGs" text:style-name="Internet_20_link" text:visited-style-name="Visited_20_Internet_20_Link">Démo Perspective animée</text:a> depuis ToBeReviewed vers Done</text:p>
      <text:p text:style-name="Standard"><text:a xlink:type="simple" xlink:href="https://trello.com/c/pU0FtYGs/30-démo-perspective-animée#action-61db33b3a9e67520f294d986" text:style-name="Internet_20_link" text:visited-style-name="Visited_20_Internet_20_Link">9 janv. à 20:12</text:a></text:p>
      <text:p text:style-name="Standard">Maxence Ubertalli a déplacé <text:a xlink:type="simple" xlink:href="https://trello.com/c/2QyCodic" text:style-name="Internet_20_link" text:visited-style-name="Visited_20_Internet_20_Link">Génération de la BDD complète</text:a> depuis ToBeReviewed vers Done</text:p>
      <text:p text:style-name="Standard"><text:a xlink:type="simple" xlink:href="https://trello.com/c/2QyCodic/26-génération-de-la-bdd-complète#action-61db33a03775998126c6a89d" text:style-name="Internet_20_link" text:visited-style-name="Visited_20_Internet_20_Link">9 janv. à 20:12</text:a></text:p>
      <text:p text:style-name="Standard">Maxence Ubertalli a déplacé <text:a xlink:type="simple" xlink:href="https://trello.com/c/PIZoU8JF" text:style-name="Internet_20_link" text:visited-style-name="Visited_20_Internet_20_Link">Récupération Données CD</text:a> depuis ToBeReviewed vers Done</text:p>
      <text:p text:style-name="Standard"><text:a xlink:type="simple" xlink:href="https://trello.com/c/PIZoU8JF/9-récupération-données-cd#action-61db339e79a92f840da508b4" text:style-name="Internet_20_link" text:visited-style-name="Visited_20_Internet_20_Link">9 janv. à 20:12</text:a></text:p>
      <text:p text:style-name="Standard">Maxence Ubertalli a déplacé <text:a xlink:type="simple" xlink:href="https://trello.com/c/PJGxg1em" text:style-name="Internet_20_link" text:visited-style-name="Visited_20_Internet_20_Link">Récupération Données Deezer</text:a> depuis ToBeReviewed vers Done</text:p>
      <text:p text:style-name="Standard"><text:a xlink:type="simple" xlink:href="https://trello.com/c/PJGxg1em/5-récupération-données-deezer#action-61db3393de25668b25876034" text:style-name="Internet_20_link" text:visited-style-name="Visited_20_Internet_20_Link">9 janv. à 20:12</text:a></text:p>
      <text:p text:style-name="P3">Maxence Ubertalli sur <text:a xlink:type="simple" xlink:href="https://trello.com/c/TQMahFqY" text:style-name="Internet_20_link" text:visited-style-name="Visited_20_Internet_20_Link">Récupération Genre Deezer</text:a> <text:a xlink:type="simple" xlink:href="https://trello.com/c/TQMahFqY/33-récupération-genre-deezer#comment-61db33851adae90e49a61e0b" text:style-name="Internet_20_link" text:visited-style-name="Visited_20_Internet_20_Link">9 janv. à 20:12</text:a></text:p>
      <text:p text:style-name="Text_20_body">Simplification de l'objectif : utilisation de la seule base CDRandom qui a déjà des Genres renseignés</text:p>
      <text:p text:style-name="P6">Maxence Ubertalli a déplacé <text:a xlink:type="simple" xlink:href="https://trello.com/c/TQMahFqY" text:style-name="Internet_20_link" text:visited-style-name="Visited_20_Internet_20_Link">Récupération Genre Deezer</text:a> depuis ToDo vers On Hold</text:p>
      <text:p text:style-name="P6"><text:a xlink:type="simple" xlink:href="https://trello.com/c/TQMahFqY/33-récupération-genre-deezer#action-61db33690d640e6a65115bdd" text:style-name="Internet_20_link" text:visited-style-name="Visited_20_Internet_20_Link">9 janv. à 20:11</text:a></text:p>
      <text:p text:style-name="P6">Maxence Ubertalli a déplacé <text:a xlink:type="simple" xlink:href="https://trello.com/c/hyCCfux2" text:style-name="Internet_20_link" text:visited-style-name="Visited_20_Internet_20_Link">TBC - Fonctions de génération des tables</text:a> depuis ToDo vers On Hold</text:p>
      <text:p text:style-name="P6"><text:a xlink:type="simple" xlink:href="https://trello.com/c/hyCCfux2/27-tbc-fonctions-de-génération-des-tables#action-61db33645e490645eedc094d" text:style-name="Internet_20_link" text:visited-style-name="Visited_20_Internet_20_Link">9 janv. à 20:11</text:a></text:p>
      <text:p text:style-name="Text_20_body">Maxence Ubertalli sur <text:a xlink:type="simple" xlink:href="https://trello.com/c/y4Va72Lq" text:style-name="Internet_20_link" text:visited-style-name="Visited_20_Internet_20_Link">Récupération Données Spotify</text:a> <text:a xlink:type="simple" xlink:href="https://trello.com/c/y4Va72Lq/6-récupération-données-spotify#comment-61db335781b22419bdf75b93" text:style-name="Internet_20_link" text:visited-style-name="Visited_20_Internet_20_Link">9 janv. à 20:11</text:a></text:p>
      <text:p text:style-name="Text_20_body">Simplification de notre objectif : une base de données (base CD car plus facilement modificable)</text:p>
      <text:p text:style-name="P6">Maxence Ubertalli a déplacé <text:a xlink:type="simple" xlink:href="https://trello.com/c/y4Va72Lq" text:style-name="Internet_20_link" text:visited-style-name="Visited_20_Internet_20_Link">Récupération Données Spotify</text:a> depuis ToBeReviewed vers On Hold</text:p>
      <text:p text:style-name="P6"><text:a xlink:type="simple" xlink:href="https://trello.com/c/y4Va72Lq/6-récupération-données-spotify#action-61db332d5356bc6704e031a8" text:style-name="Internet_20_link" text:visited-style-name="Visited_20_Internet_20_Link">9 janv. à 20:10</text:a></text:p>
      <text:p text:style-name="P6">Maxence Ubertalli a déplacé <text:a xlink:type="simple" xlink:href="https://trello.com/c/ePzsMbgv" text:style-name="Internet_20_link" text:visited-style-name="Visited_20_Internet_20_Link">Document de cadrage</text:a> depuis ToBeReviewed vers Done</text:p>
      <text:p text:style-name="P6"><text:a xlink:type="simple" xlink:href="https://trello.com/c/ePzsMbgv/12-document-de-cadrage#action-61db3325f1b8c1396d89ec53" text:style-name="Internet_20_link" text:visited-style-name="Visited_20_Internet_20_Link">9 janv. à 20:10</text:a></text:p>
      <text:p text:style-name="P6">Maxence Ubertalli a déplacé <text:a xlink:type="simple" xlink:href="https://trello.com/c/nVAxujDP" text:style-name="Internet_20_link" text:visited-style-name="Visited_20_Internet_20_Link">Propositions designs</text:a> depuis ToBeReviewed vers Done</text:p>
      <text:p text:style-name="P6"><text:a xlink:type="simple" xlink:href="https://trello.com/c/nVAxujDP/10-propositions-designs#action-61db33233e323d0da599b3f2" text:style-name="Internet_20_link" text:visited-style-name="Visited_20_Internet_20_Link">9 janv. à 20:10</text:a></text:p>
      <text:p text:style-name="Text_20_body">Maxence Ubertalli sur <text:a xlink:type="simple" xlink:href="https://trello.com/c/j0DB90x0" text:style-name="Internet_20_link" text:visited-style-name="Visited_20_Internet_20_Link">Récupération Données Qobuz</text:a> <text:a xlink:type="simple" xlink:href="https://trello.com/c/j0DB90x0/8-récupération-données-qobuz#comment-61db32f3b8760631cf12b383" text:style-name="Internet_20_link" text:visited-style-name="Visited_20_Internet_20_Link">9 janv. à 20:09</text:a></text:p>
      <text:p text:style-name="Text_20_body">Pas de réponse, abandon</text:p>
      <text:p text:style-name="P6">Maxence Ubertalli a déplacé <text:a xlink:type="simple" xlink:href="https://trello.com/c/j0DB90x0" text:style-name="Internet_20_link" text:visited-style-name="Visited_20_Internet_20_Link">Récupération Données Qobuz</text:a> depuis ToDo vers On Hold</text:p>
      <text:p text:style-name="P6"><text:a xlink:type="simple" xlink:href="https://trello.com/c/j0DB90x0/8-récupération-données-qobuz#action-61db32e122f25a2d18e6343b" text:style-name="Internet_20_link" text:visited-style-name="Visited_20_Internet_20_Link">9 janv. à 20:09</text:a></text:p>
      <text:p text:style-name="P6">Maxence Ubertalli a déplacé <text:a xlink:type="simple" xlink:href="https://trello.com/c/lL16aYNg" text:style-name="Internet_20_link" text:visited-style-name="Visited_20_Internet_20_Link">Récupération Données iTunes</text:a> depuis ToDo vers On Hold</text:p>
      <text:p text:style-name="P6"><text:a xlink:type="simple" xlink:href="https://trello.com/c/lL16aYNg/7-récupération-données-itunes#action-61db32db7969ef3e489877d4" text:style-name="Internet_20_link" text:visited-style-name="Visited_20_Internet_20_Link">9 janv. à 20:09</text:a></text:p>
      <text:p text:style-name="P6">Maxence Ubertalli a déplacé <text:a xlink:type="simple" xlink:href="https://trello.com/c/3bED5t6o" text:style-name="Internet_20_link" text:visited-style-name="Visited_20_Internet_20_Link">TBC - Génération des périodes</text:a> depuis ToDo vers On Hold</text:p>
      <text:p text:style-name="P6"><text:a xlink:type="simple" xlink:href="https://trello.com/c/3bED5t6o/28-tbc-génération-des-périodes#action-61db32d6f8517d7e2c637f60" text:style-name="Internet_20_link" text:visited-style-name="Visited_20_Internet_20_Link">9 janv. à 20:09</text:a></text:p>
      <text:p text:style-name="P6">Maxence Ubertalli a ajouté On Hold à ce tableau</text:p>
      <text:p text:style-name="P6">9 janv. à 20:09</text:p>
      <text:p text:style-name="P6">Maxence Ubertalli a ajouté Dao An Hanh à <text:a xlink:type="simple" xlink:href="https://trello.com/c/OPfweLAy" text:style-name="Internet_20_link" text:visited-style-name="Visited_20_Internet_20_Link">Démo Zoom in/out + déroulement période</text:a></text:p>
      <text:p text:style-name="P6"><text:a xlink:type="simple" xlink:href="https://trello.com/c/OPfweLAy/32-démo-zoom-in-out-déroulement-période#action-61db32b062ab5d289b788d37" text:style-name="Internet_20_link" text:visited-style-name="Visited_20_Internet_20_Link">9 janv. à 20:08</text:a></text:p>
      <text:p text:style-name="P6">Maxence Ubertalli a déplacé <text:a xlink:type="simple" xlink:href="https://trello.com/c/VbJJopBm" text:style-name="Internet_20_link" text:visited-style-name="Visited_20_Internet_20_Link">Master HTML</text:a> depuis ToDo vers ToBeReviewed</text:p>
      <text:p text:style-name="P6"><text:soft-page-break/><text:a xlink:type="simple" xlink:href="https://trello.com/c/VbJJopBm/31-master-html#action-61db3299af4ecb758537946b" text:style-name="Internet_20_link" text:visited-style-name="Visited_20_Internet_20_Link">9 janv. à 20:08</text:a></text:p>
      <text:p text:style-name="Text_20_body">Maxence Ubertalli sur <text:a xlink:type="simple" xlink:href="https://trello.com/c/VbJJopBm" text:style-name="Internet_20_link" text:visited-style-name="Visited_20_Internet_20_Link">Master HTML</text:a> <text:a xlink:type="simple" xlink:href="https://trello.com/c/VbJJopBm/31-master-html#comment-61db3247593af44f7770f85f" text:style-name="Internet_20_link" text:visited-style-name="Visited_20_Internet_20_Link">9 janv. à 20:06</text:a> (modifié)</text:p>
      <text:p text:style-name="Text_20_body">Cf. sur notre site <text:a xlink:type="simple" xlink:href="http://forge.univ-lyon1.fr/" office:target-frame-name="_blank" xlink:show="new" text:style-name="Internet_20_link" text:visited-style-name="Visited_20_Internet_20_Link">forge.univ-lyon1.fr</text:a> avec l'intégration du graph par Frédéric</text:p>
      <text:p text:style-name="Text_20_body">Comme discuté précédemment, vu les échéances:<text:line-break/>- pas de sélection du User<text:line-break/>- une seule vue par période, pas de possibilités de sélectionner une vue par jour de la semaine ni par plage horaire.</text:p>
      <text:p text:style-name="P6">Maxence Ubertalli a retiré Aicha OUHSSAINE de <text:a xlink:type="simple" xlink:href="https://trello.com/c/VbJJopBm" text:style-name="Internet_20_link" text:visited-style-name="Visited_20_Internet_20_Link">Master HTML</text:a></text:p>
      <text:p text:style-name="P6"><text:a xlink:type="simple" xlink:href="https://trello.com/c/VbJJopBm/31-master-html#action-61d5b270f9594f49295aa73c" text:style-name="Internet_20_link" text:visited-style-name="Visited_20_Internet_20_Link">5 janv. à 16:00</text:a></text:p>
      <text:p text:style-name="P6">Maxence Ubertalli a rejoint <text:a xlink:type="simple" xlink:href="https://trello.com/c/VbJJopBm" text:style-name="Internet_20_link" text:visited-style-name="Visited_20_Internet_20_Link">Master HTML</text:a></text:p>
      <text:p text:style-name="P6"><text:a xlink:type="simple" xlink:href="https://trello.com/c/VbJJopBm/31-master-html#action-61d5b26987897d389d9e6cb6" text:style-name="Internet_20_link" text:visited-style-name="Visited_20_Internet_20_Link">5 janv. à 15:59</text:a></text:p>
      <text:p text:style-name="P6">Maxence Ubertalli a fait de aicha ouhssaine un administrateur de ce tableau</text:p>
      <text:p text:style-name="P6">30 déc. 2021 à 22:03</text:p>
      <text:p text:style-name="P6">Maxence Ubertalli a ajouté aicha ouhssaine à ce tableau</text:p>
      <text:p text:style-name="P6">30 déc. 2021 à 22:02</text:p>
      <text:p text:style-name="Text_20_body">Frédéric Charpentier sur <text:a xlink:type="simple" xlink:href="https://trello.com/c/pU0FtYGs" text:style-name="Internet_20_link" text:visited-style-name="Visited_20_Internet_20_Link">Démo Perspective animée</text:a> <text:a xlink:type="simple" xlink:href="https://trello.com/c/pU0FtYGs/30-démo-perspective-animée#comment-61cddcfe18965c017dcc6871" text:style-name="Internet_20_link" text:visited-style-name="Visited_20_Internet_20_Link">30 déc. 2021 à 17:23</text:a></text:p>
      <text:p text:style-name="Text_20_body">C’est une ébauche. Il est possible d’affiner les paramètres de l’animation / réactivité aux déplacements de la souris.</text:p>
      <text:p text:style-name="Text_20_body">Maxence Ubertalli sur <text:a xlink:type="simple" xlink:href="https://trello.com/c/pU0FtYGs" text:style-name="Internet_20_link" text:visited-style-name="Visited_20_Internet_20_Link">Démo Perspective animée</text:a> <text:a xlink:type="simple" xlink:href="https://trello.com/c/pU0FtYGs/30-démo-perspective-animée#comment-61cc45e233046407cd0e3c42" text:style-name="Internet_20_link" text:visited-style-name="Visited_20_Internet_20_Link">29 déc. 2021 à 12:26</text:a></text:p>
      <text:p text:style-name="Text_20_body">J'aime bien, et le centrage des disques est aussi une bonne idée. Juste un bémol : difficulté à accéder aux petits diagrammes coincés entre deux plus gros. Mais il faut en discuter, je n'ai pas creusé le code pour comprendre les contraintes et possibilités. </text:p>
      <text:p text:style-name="Text_20_body">Maxence Ubertalli sur <text:a xlink:type="simple" xlink:href="https://trello.com/c/jqo8WmVH" text:style-name="Internet_20_link" text:visited-style-name="Visited_20_Internet_20_Link">Démo regroupement 2 camemberts en 1</text:a> <text:a xlink:type="simple" xlink:href="https://trello.com/c/jqo8WmVH/29-démo-regroupement-2-camemberts-en-1#comment-61cc45441d66e611f9cdd597" text:style-name="Internet_20_link" text:visited-style-name="Visited_20_Internet_20_Link">29 déc. 2021 à 12:23</text:a></text:p>
      <text:p text:style-name="Text_20_body">J'aime bien !</text:p>
      <text:p text:style-name="Text_20_body">Frédéric Charpentier sur <text:a xlink:type="simple" xlink:href="https://trello.com/c/pU0FtYGs" text:style-name="Internet_20_link" text:visited-style-name="Visited_20_Internet_20_Link">Démo Perspective animée</text:a> <text:a xlink:type="simple" xlink:href="https://trello.com/c/pU0FtYGs/30-démo-perspective-animée#comment-61cb6d115f1eb62450d46ede" text:style-name="Internet_20_link" text:visited-style-name="Visited_20_Internet_20_Link">28 déc. 2021 à 21:01</text:a></text:p>
      <text:p text:style-name="Text_20_body">voir les fichiers html du répertoire essai_camembert, et notamment le fichier "distorsion2.html"</text:p>
      <text:p text:style-name="P6">Frédéric Charpentier a déplacé <text:a xlink:type="simple" xlink:href="https://trello.com/c/pU0FtYGs" text:style-name="Internet_20_link" text:visited-style-name="Visited_20_Internet_20_Link">Démo Perspective animée</text:a> depuis ToDo vers ToBeReviewed</text:p>
      <text:p text:style-name="P6"><text:a xlink:type="simple" xlink:href="https://trello.com/c/pU0FtYGs/30-démo-perspective-animée#action-61cb6ce34ebe4f817539aa2d" text:style-name="Internet_20_link" text:visited-style-name="Visited_20_Internet_20_Link">28 déc. 2021 à 21:00</text:a></text:p>
      <text:p text:style-name="Text_20_body">Frédéric Charpentier sur <text:a xlink:type="simple" xlink:href="https://trello.com/c/jqo8WmVH" text:style-name="Internet_20_link" text:visited-style-name="Visited_20_Internet_20_Link">Démo regroupement 2 camemberts en 1</text:a> <text:a xlink:type="simple" xlink:href="https://trello.com/c/jqo8WmVH/29-démo-regroupement-2-camemberts-en-1#comment-61c45ed7da880667103562da" text:style-name="Internet_20_link" text:visited-style-name="Visited_20_Internet_20_Link">23 déc. 2021 à 12:34</text:a></text:p>
      <text:p text:style-name="Text_20_body">Voir le fichier essai.html dans le répertoire essai_camemberts</text:p>
      <text:p text:style-name="P6">Frédéric Charpentier a déplacé <text:a xlink:type="simple" xlink:href="https://trello.com/c/jqo8WmVH" text:style-name="Internet_20_link" text:visited-style-name="Visited_20_Internet_20_Link">Démo regroupement 2 camemberts en 1</text:a> depuis ToDo vers ToBeReviewed</text:p>
      <text:p text:style-name="P6"><text:a xlink:type="simple" xlink:href="https://trello.com/c/jqo8WmVH/29-démo-regroupement-2-camemberts-en-1#action-61c45eac6002e72e82117328" text:style-name="Internet_20_link" text:visited-style-name="Visited_20_Internet_20_Link">23 déc. 2021 à 12:34</text:a></text:p>
      <text:p text:style-name="P6">Maxence Ubertalli a déplacé <text:a xlink:type="simple" xlink:href="https://trello.com/c/2QyCodic" text:style-name="Internet_20_link" text:visited-style-name="Visited_20_Internet_20_Link">Génération de la BDD complète</text:a> depuis ToDo vers ToBeReviewed</text:p>
      <text:p text:style-name="P6"><text:soft-page-break/><text:a xlink:type="simple" xlink:href="https://trello.com/c/2QyCodic/26-génération-de-la-bdd-complète#action-61befff0a98ac96f7feefe27" text:style-name="Internet_20_link" text:visited-style-name="Visited_20_Internet_20_Link">19 déc. 2021 à 10:48</text:a></text:p>
      <text:p text:style-name="P6">Maxence Ubertalli a attaché <text:a xlink:type="simple" xlink:href="https://trello.com/1/cards/61b8aced3916fa4a13bf847f/attachments/61beffd93e442a7682d544a4/download/DataViz-history-Graph.ipynb" text:style-name="Internet_20_link" text:visited-style-name="Visited_20_Internet_20_Link">DataViz-history-Graph.ipynb</text:a> à <text:a xlink:type="simple" xlink:href="https://trello.com/c/2QyCodic" text:style-name="Internet_20_link" text:visited-style-name="Visited_20_Internet_20_Link">Génération de la BDD complète</text:a> <text:a xlink:type="simple" xlink:href="https://trello.com/c/2QyCodic/26-génération-de-la-bdd-complète#action-61beffd93e442a7682d544b2" text:style-name="Internet_20_link" text:visited-style-name="Visited_20_Internet_20_Link">19 déc. 2021 à 10:48</text:a> </text:p>
      <text:p text:style-name="P6">Maxence Ubertalli a supprimé la pièce jointe DataViz-history-Graph.ipynb de <text:a xlink:type="simple" xlink:href="https://trello.com/c/2QyCodic" text:style-name="Internet_20_link" text:visited-style-name="Visited_20_Internet_20_Link">Génération de la BDD complète</text:a></text:p>
      <text:p text:style-name="P6"><text:a xlink:type="simple" xlink:href="https://trello.com/c/2QyCodic/26-génération-de-la-bdd-complète#action-61beffcf28a649334c2c1f19" text:style-name="Internet_20_link" text:visited-style-name="Visited_20_Internet_20_Link">19 déc. 2021 à 10:47</text:a></text:p>
      <text:p text:style-name="P6">Maxence Ubertalli a ajouté Frédéric Charpentier à <text:a xlink:type="simple" xlink:href="https://trello.com/c/TQMahFqY" text:style-name="Internet_20_link" text:visited-style-name="Visited_20_Internet_20_Link">Récupération Genre Deezer</text:a></text:p>
      <text:p text:style-name="P6"><text:a xlink:type="simple" xlink:href="https://trello.com/c/TQMahFqY/33-récupération-genre-deezer#action-61beffbfe4b4e43a14a8852c" text:style-name="Internet_20_link" text:visited-style-name="Visited_20_Internet_20_Link">19 déc. 2021 à 10:47</text:a></text:p>
      <text:p text:style-name="P6">Maxence Ubertalli a attaché <text:a xlink:type="simple" xlink:href="https://trello.com/1/cards/61bbc16ec1853d50b28dec30/attachments/61beffb5a5d0a1399b6590d5/download/DataViz-Deezer-GenreTable.ipynb" text:style-name="Internet_20_link" text:visited-style-name="Visited_20_Internet_20_Link">DataViz-Deezer-GenreTable.ipynb</text:a> à <text:a xlink:type="simple" xlink:href="https://trello.com/c/TQMahFqY" text:style-name="Internet_20_link" text:visited-style-name="Visited_20_Internet_20_Link">Récupération Genre Deezer</text:a> <text:a xlink:type="simple" xlink:href="https://trello.com/c/TQMahFqY/33-récupération-genre-deezer#action-61beffb5a5d0a1399b6590db" text:style-name="Internet_20_link" text:visited-style-name="Visited_20_Internet_20_Link">19 déc. 2021 à 10:47</text:a> </text:p>
      <text:p text:style-name="P6">Maxence Ubertalli a attaché <text:a xlink:type="simple" xlink:href="https://trello.com/1/cards/61b1e687cdefc989123aedd7/attachments/61beff9d033fe710b9df1572/download/DataViz-CDrandom-CreateTable.ipynb" text:style-name="Internet_20_link" text:visited-style-name="Visited_20_Internet_20_Link">DataViz-CDrandom-CreateTable.ipynb</text:a> à <text:a xlink:type="simple" xlink:href="https://trello.com/c/PIZoU8JF" text:style-name="Internet_20_link" text:visited-style-name="Visited_20_Internet_20_Link">Récupération Données CD</text:a> <text:a xlink:type="simple" xlink:href="https://trello.com/c/PIZoU8JF/9-récupération-données-cd#action-61beff9d033fe710b9df1578" text:style-name="Internet_20_link" text:visited-style-name="Visited_20_Internet_20_Link">19 déc. 2021 à 10:47</text:a> </text:p>
      <text:p text:style-name="P6">Maxence Ubertalli a supprimé la pièce jointe DataViz-CDrandom-CreateTable.ipynb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eff97acfb843c930bd162" text:style-name="Internet_20_link" text:visited-style-name="Visited_20_Internet_20_Link">19 déc. 2021 à 10:47</text:a></text:p>
      <text:p text:style-name="P6">Maxence Ubertalli a attaché <text:a xlink:type="simple" xlink:href="https://trello.com/1/cards/61b1e65c1a42da692dd4adc1/attachments/61beff870a42ec8a5db84b45/download/DataViz-Deezer-GenreTable.ipynb" text:style-name="Internet_20_link" text:visited-style-name="Visited_20_Internet_20_Link">DataViz-Deezer-GenreTable.ipynb</text:a> à <text:a xlink:type="simple" xlink:href="https://trello.com/c/PJGxg1em" text:style-name="Internet_20_link" text:visited-style-name="Visited_20_Internet_20_Link">Récupération Données Deezer</text:a> <text:a xlink:type="simple" xlink:href="https://trello.com/c/PJGxg1em/5-récupération-données-deezer#action-61beff870a42ec8a5db84b4b" text:style-name="Internet_20_link" text:visited-style-name="Visited_20_Internet_20_Link">19 déc. 2021 à 10:46</text:a> </text:p>
      <text:p text:style-name="P6">Maxence Ubertalli a attaché <text:a xlink:type="simple" xlink:href="https://trello.com/1/cards/61b1e65c1a42da692dd4adc1/attachments/61beff866c5c12572cc665cb/download/DataViz-Deezer-CreateTable.ipynb" text:style-name="Internet_20_link" text:visited-style-name="Visited_20_Internet_20_Link">DataViz-Deezer-CreateTable.ipynb</text:a> à <text:a xlink:type="simple" xlink:href="https://trello.com/c/PJGxg1em" text:style-name="Internet_20_link" text:visited-style-name="Visited_20_Internet_20_Link">Récupération Données Deezer</text:a> <text:a xlink:type="simple" xlink:href="https://trello.com/c/PJGxg1em/5-récupération-données-deezer#action-61beff876c5c12572cc665d1" text:style-name="Internet_20_link" text:visited-style-name="Visited_20_Internet_20_Link">19 déc. 2021 à 10:46</text:a> </text:p>
      <text:p text:style-name="P6">Maxence Ubertalli a supprimé la pièce jointe DataViz-Deezer-CreateTable.ipynb de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eff7dc973db137b5c3db1" text:style-name="Internet_20_link" text:visited-style-name="Visited_20_Internet_20_Link">19 déc. 2021 à 10:46</text:a></text:p>
      <text:p text:style-name="P6">Maxence Ubertalli a supprimé la pièce jointe DataViz-Deezer-GenreTable.ipynb de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eff7b9550ae04d1cffd95" text:style-name="Internet_20_link" text:visited-style-name="Visited_20_Internet_20_Link">19 déc. 2021 à 10:46</text:a></text:p>
      <text:p text:style-name="Text_20_body">Maxence Ubertalli sur <text:a xlink:type="simple" xlink:href="https://trello.com/c/2QyCodic" text:style-name="Internet_20_link" text:visited-style-name="Visited_20_Internet_20_Link">Génération de la BDD complète</text:a> <text:a xlink:type="simple" xlink:href="https://trello.com/c/2QyCodic/26-génération-de-la-bdd-complète#comment-61bef5b172dd8b3c387c3ad8" text:style-name="Internet_20_link" text:visited-style-name="Visited_20_Internet_20_Link">19 déc. 2021 à 10:04</text:a></text:p>
      <text:p text:style-name="Text_20_body">Version générique du notebook pour tracer des tableaux selon différents critères. Permet de vérifier l'unicité de format des historiques générés à partir des sources.</text:p>
      <text:p text:style-name="P6">Maxence Ubertalli a attaché DataViz-history-Graph.ipynb à <text:a xlink:type="simple" xlink:href="https://trello.com/c/2QyCodic" text:style-name="Internet_20_link" text:visited-style-name="Visited_20_Internet_20_Link">Génération de la BDD complète</text:a> <text:a xlink:type="simple" xlink:href="https://trello.com/c/2QyCodic/26-génération-de-la-bdd-complète#action-61bef565f320a13fccd9e070" text:style-name="Internet_20_link" text:visited-style-name="Visited_20_Internet_20_Link">19 déc. 2021 à 10:03</text:a> </text:p>
      <text:p text:style-name="P6">Maxence Ubertalli a quitté <text:a xlink:type="simple" xlink:href="https://trello.com/c/y4Va72Lq" text:style-name="Internet_20_link" text:visited-style-name="Visited_20_Internet_20_Link">Récupération Données Spotify</text:a></text:p>
      <text:p text:style-name="P6"><text:a xlink:type="simple" xlink:href="https://trello.com/c/y4Va72Lq/6-récupération-données-spotify#action-61bef5478ee4211b6e625748" text:style-name="Internet_20_link" text:visited-style-name="Visited_20_Internet_20_Link">19 déc. 2021 à 10:03</text:a></text:p>
      <text:p text:style-name="Text_20_body">Maxence Ubertalli sur <text:a xlink:type="simple" xlink:href="https://trello.com/c/PIZoU8JF" text:style-name="Internet_20_link" text:visited-style-name="Visited_20_Internet_20_Link">Récupération Données CD</text:a> <text:a xlink:type="simple" xlink:href="https://trello.com/c/PIZoU8JF/9-récupération-données-cd#comment-61bef51c60a09905ed010031" text:style-name="Internet_20_link" text:visited-style-name="Visited_20_Internet_20_Link">19 déc. 2021 à 10:02</text:a></text:p>
      <text:p text:style-name="Text_20_body">Mise à jour pour la création de la base au format unifiée entre toutes les sources.</text:p>
      <text:p text:style-name="Text_20_body">Le notebook de vérification sorti de la carte, il est maintenant générique pour toutes les sources.</text:p>
      <text:p text:style-name="P6">Maxence Ubertalli a attaché DataViz-CDrandom-CreateTable.ipynb à <text:a xlink:type="simple" xlink:href="https://trello.com/c/PIZoU8JF" text:style-name="Internet_20_link" text:visited-style-name="Visited_20_Internet_20_Link">Récupération Données CD</text:a> <text:a xlink:type="simple" xlink:href="https://trello.com/c/PIZoU8JF/9-récupération-données-cd#action-61bef4c6f160a5312ad79cdb" text:style-name="Internet_20_link" text:visited-style-name="Visited_20_Internet_20_Link">19 déc. 2021 à 10:00</text:a> </text:p>
      <text:p text:style-name="P6">Maxence Ubertalli a supprimé la pièce jointe DataViz-history-Graph.ipynb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ef4bc80ac6f208888171a" text:style-name="Internet_20_link" text:visited-style-name="Visited_20_Internet_20_Link">19 déc. 2021 à 10:00</text:a></text:p>
      <text:p text:style-name="P6">Maxence Ubertalli a supprimé la pièce jointe DataViz-CDrandom-CreateTable.ipynb de <text:soft-page-break/><text:a xlink:type="simple" xlink:href="https://trello.com/c/PIZoU8JF" text:style-name="Internet_20_link" text:visited-style-name="Visited_20_Internet_20_Link">Récupération Données CD</text:a></text:p>
      <text:p text:style-name="P6"><text:a xlink:type="simple" xlink:href="https://trello.com/c/PIZoU8JF/9-récupération-données-cd#action-61bef4b933d9a67cf250663d" text:style-name="Internet_20_link" text:visited-style-name="Visited_20_Internet_20_Link">19 déc. 2021 à 10:00</text:a></text:p>
      <text:p text:style-name="P6">Maxence Ubertalli a attaché DataViz-Deezer-GenreTable.ipynb à <text:a xlink:type="simple" xlink:href="https://trello.com/c/PJGxg1em" text:style-name="Internet_20_link" text:visited-style-name="Visited_20_Internet_20_Link">Récupération Données Deezer</text:a> <text:a xlink:type="simple" xlink:href="https://trello.com/c/PJGxg1em/5-récupération-données-deezer#action-61bef37239572b184d6dd880" text:style-name="Internet_20_link" text:visited-style-name="Visited_20_Internet_20_Link">19 déc. 2021 à 09:55</text:a> </text:p>
      <text:p text:style-name="P6">Maxence Ubertalli a attaché DataViz-Deezer-CreateTable.ipynb à <text:a xlink:type="simple" xlink:href="https://trello.com/c/PJGxg1em" text:style-name="Internet_20_link" text:visited-style-name="Visited_20_Internet_20_Link">Récupération Données Deezer</text:a> <text:a xlink:type="simple" xlink:href="https://trello.com/c/PJGxg1em/5-récupération-données-deezer#action-61bef37289bab2506cca0e3c" text:style-name="Internet_20_link" text:visited-style-name="Visited_20_Internet_20_Link">19 déc. 2021 à 09:55</text:a> </text:p>
      <text:p text:style-name="P6">Maxence Ubertalli a supprimé la pièce jointe DataViz-Deezer-CreateTable.ipynb de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ef364704b2f469ba6676d" text:style-name="Internet_20_link" text:visited-style-name="Visited_20_Internet_20_Link">19 déc. 2021 à 09:55</text:a></text:p>
      <text:p text:style-name="P6">Maxence Ubertalli a supprimé la pièce jointe DataViz-Deezer-GenreTable.ipynb de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ef362972c096800b0c6c9" text:style-name="Internet_20_link" text:visited-style-name="Visited_20_Internet_20_Link">19 déc. 2021 à 09:54</text:a></text:p>
      <text:p text:style-name="P6">Maxence Ubertalli a quitté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c43f6c5d9a671e560c865" text:style-name="Internet_20_link" text:visited-style-name="Visited_20_Internet_20_Link">17 déc. 2021 à 09:01</text:a></text:p>
      <text:p text:style-name="P6">Maxence Ubertalli a attaché DataViz-Deezer-GenreTable.ipynb à <text:a xlink:type="simple" xlink:href="https://trello.com/c/PJGxg1em" text:style-name="Internet_20_link" text:visited-style-name="Visited_20_Internet_20_Link">Récupération Données Deezer</text:a> <text:a xlink:type="simple" xlink:href="https://trello.com/c/PJGxg1em/5-récupération-données-deezer#action-61bc43ad56d75b743de7cdfc" text:style-name="Internet_20_link" text:visited-style-name="Visited_20_Internet_20_Link">17 déc. 2021 à 09:00</text:a> </text:p>
      <text:p text:style-name="P6">Maxence Ubertalli a attaché DataViz-Deezer-CreateTable.ipynb à <text:a xlink:type="simple" xlink:href="https://trello.com/c/PJGxg1em" text:style-name="Internet_20_link" text:visited-style-name="Visited_20_Internet_20_Link">Récupération Données Deezer</text:a> <text:a xlink:type="simple" xlink:href="https://trello.com/c/PJGxg1em/5-récupération-données-deezer#action-61bc43ac33133244190d76e8" text:style-name="Internet_20_link" text:visited-style-name="Visited_20_Internet_20_Link">17 déc. 2021 à 09:00</text:a> </text:p>
      <text:p text:style-name="P6">Maxence Ubertalli a supprimé la pièce jointe DataViz-Deezer-CreateTable.ipynb de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c43a24cb1d13d045da5ba" text:style-name="Internet_20_link" text:visited-style-name="Visited_20_Internet_20_Link">17 déc. 2021 à 09:00</text:a></text:p>
      <text:p text:style-name="P6">Maxence Ubertalli a rejoint <text:a xlink:type="simple" xlink:href="https://trello.com/c/y4Va72Lq" text:style-name="Internet_20_link" text:visited-style-name="Visited_20_Internet_20_Link">Récupération Données Spotify</text:a></text:p>
      <text:p text:style-name="P6"><text:a xlink:type="simple" xlink:href="https://trello.com/c/y4Va72Lq/6-récupération-données-spotify#action-61bbc58386dabe1691180852" text:style-name="Internet_20_link" text:visited-style-name="Visited_20_Internet_20_Link">17 déc. 2021 à 00:02</text:a></text:p>
      <text:p text:style-name="Text_20_body">Maxence Ubertalli sur <text:a xlink:type="simple" xlink:href="https://trello.com/c/y4Va72Lq" text:style-name="Internet_20_link" text:visited-style-name="Visited_20_Internet_20_Link">Récupération Données Spotify</text:a> <text:a xlink:type="simple" xlink:href="https://trello.com/c/y4Va72Lq/6-récupération-données-spotify#comment-61bbc57e132630182bd8a0d2" text:style-name="Internet_20_link" text:visited-style-name="Visited_20_Internet_20_Link">17 déc. 2021 à 00:02</text:a> (modifié)</text:p>
      <text:p text:style-name="Text_20_body">An intègre ces données au format générique définie par la carte Génération de la BDD complète</text:p>
      <text:p text:style-name="P6">Maxence Ubertalli a déplacé <text:a xlink:type="simple" xlink:href="https://trello.com/c/2QyCodic" text:style-name="Internet_20_link" text:visited-style-name="Visited_20_Internet_20_Link">Génération de la BDD complète</text:a> depuis ToBeReviewed vers ToDo</text:p>
      <text:p text:style-name="P6"><text:a xlink:type="simple" xlink:href="https://trello.com/c/2QyCodic/26-génération-de-la-bdd-complète#action-61bbc5165419d50afb838119" text:style-name="Internet_20_link" text:visited-style-name="Visited_20_Internet_20_Link">17 déc. 2021 à 00:00</text:a></text:p>
      <text:p text:style-name="Text_20_body">Maxence Ubertalli sur <text:a xlink:type="simple" xlink:href="https://trello.com/c/2QyCodic" text:style-name="Internet_20_link" text:visited-style-name="Visited_20_Internet_20_Link">Génération de la BDD complète</text:a> <text:a xlink:type="simple" xlink:href="https://trello.com/c/2QyCodic/26-génération-de-la-bdd-complète#comment-61bbc5107964947b211746d1" text:style-name="Internet_20_link" text:visited-style-name="Visited_20_Internet_20_Link">17 déc. 2021 à 00:00</text:a></text:p>
      <text:p text:style-name="Text_20_body">Me reste à faire:<text:line-break/>- Gérer les absences éventuelles d'informations dans les tables selon leur source (ou si incomplète) : replace ou gestion dans les fonctions.<text:line-break/>- Unifier les Genres données par chacune des sources (à voir selon les genres retournés par les sources quand on les interroge).<text:line-break/>- Générer le fichier JSON qui sera exploité par JS.</text:p>
      <text:p text:style-name="P6">Maxence Ubertalli a déplacé <text:a xlink:type="simple" xlink:href="https://trello.com/c/2QyCodic" text:style-name="Internet_20_link" text:visited-style-name="Visited_20_Internet_20_Link">Génération de la BDD complète</text:a> depuis ToDo vers ToBeReviewed</text:p>
      <text:p text:style-name="P6"><text:a xlink:type="simple" xlink:href="https://trello.com/c/2QyCodic/26-génération-de-la-bdd-complète#action-61bbc441a996be77ff0a9d1a" text:style-name="Internet_20_link" text:visited-style-name="Visited_20_Internet_20_Link">16 déc. 2021 à 23:57</text:a></text:p>
      <text:p text:style-name="Text_20_body">Maxence Ubertalli sur <text:a xlink:type="simple" xlink:href="https://trello.com/c/2QyCodic" text:style-name="Internet_20_link" text:visited-style-name="Visited_20_Internet_20_Link">Génération de la BDD complète</text:a> <text:a xlink:type="simple" xlink:href="https://trello.com/c/2QyCodic/26-génération-de-la-bdd-complète#comment-61bbc40c8d58a688ccbb3bc2" text:style-name="Internet_20_link" text:visited-style-name="Visited_20_Internet_20_Link">16 déc. 2021 à 23:56</text:a></text:p>
      <text:p text:style-name="Text_20_body">Proposition de table au format unifié pour toutes les sources ( au plus : CD/Deezer/Spotify/iTunes).</text:p>
      <text:p text:style-name="Text_20_body">Une seule table JSON sera générée, qui regroupera toutes les tables CSV des utilisateurs.</text:p>
      <text:p text:style-name="Text_20_body"><text:soft-page-break/>Note : "Song" est vide le snapshot (base CD), mais la colonne est créee pour permettre l'exploitation du titre de la chanson plutôt que celui de l'Album si nécessaire sans remettre en cause le format.</text:p>
      <text:p text:style-name="P6">Maxence Ubertalli a attaché <text:a xlink:type="simple" xlink:href="https://trello.com/1/cards/61b8aced3916fa4a13bf847f/attachments/61bbc33c879b3243e5cf8371/download/image.png" text:style-name="Internet_20_link" text:visited-style-name="Visited_20_Internet_20_Link">image.png</text:a> à <text:a xlink:type="simple" xlink:href="https://trello.com/c/2QyCodic" text:style-name="Internet_20_link" text:visited-style-name="Visited_20_Internet_20_Link">Génération de la BDD complète</text:a> <text:a xlink:type="simple" xlink:href="https://trello.com/c/2QyCodic/26-génération-de-la-bdd-complète#action-61bbc33c879b3243e5cf8383" text:style-name="Internet_20_link" text:visited-style-name="Visited_20_Internet_20_Link">16 déc. 2021 à 23:52</text:a><draw:a xlink:type="simple" xlink:href="https://trello.com/1/cards/61b8aced3916fa4a13bf847f/attachments/61bbc33c879b3243e5cf8371/download/image.png" office:target-frame-name="_blank" xlink:show="new"><draw:frame draw:style-name="fr1" draw:name="Image1" text:anchor-type="as-char" svg:width="2.032cm" svg:height="1.034cm" draw:z-index="0"><draw:image xlink:href="https://trello.com/1/cards/61b8aced3916fa4a13bf847f/attachments/61bbc33c879b3243e5cf8371/previews/preview2x/download/image.png" xlink:type="simple" xlink:show="embed" xlink:actuate="onLoad"/></draw:frame></draw:a></text:p>
      <text:p text:style-name="P6">Maxence Ubertalli a rejoint <text:a xlink:type="simple" xlink:href="https://trello.com/c/TQMahFqY" text:style-name="Internet_20_link" text:visited-style-name="Visited_20_Internet_20_Link">Récupération Genre Deezer</text:a></text:p>
      <text:p text:style-name="P6"><text:a xlink:type="simple" xlink:href="https://trello.com/c/TQMahFqY/33-récupération-genre-deezer#action-61bbc1bcea918b2f8ac4e1d0" text:style-name="Internet_20_link" text:visited-style-name="Visited_20_Internet_20_Link">16 déc. 2021 à 23:46</text:a></text:p>
      <text:p text:style-name="Text_20_body">Maxence Ubertalli sur <text:a xlink:type="simple" xlink:href="https://trello.com/c/TQMahFqY" text:style-name="Internet_20_link" text:visited-style-name="Visited_20_Internet_20_Link">Récupération Genre Deezer</text:a> <text:a xlink:type="simple" xlink:href="https://trello.com/c/TQMahFqY/33-récupération-genre-deezer#comment-61bbc1b9b255b822a2c5f03f" text:style-name="Internet_20_link" text:visited-style-name="Visited_20_Internet_20_Link">16 déc. 2021 à 23:46</text:a> (modifié)</text:p>
      <text:p text:style-name="Text_20_body">Maxence crée la liste (noteboook python) puis passe le script à Frédéric pour qu'il interroge Deezer et récupère les Genres associés.<text:line-break/>Puis unification et merge à faire pour ajouter cette information dans le fichier history_Deez.csv.<text:line-break/>A la fin tout sera exporter en json pour faciliter l'usage par JS.</text:p>
      <text:p text:style-name="P6">Maxence Ubertalli a ajouté <text:a xlink:type="simple" xlink:href="https://trello.com/c/TQMahFqY" text:style-name="Internet_20_link" text:visited-style-name="Visited_20_Internet_20_Link">Récupération Genre Deezer</text:a> à ToDo</text:p>
      <text:p text:style-name="P6"><text:a xlink:type="simple" xlink:href="https://trello.com/c/TQMahFqY/33-récupération-genre-deezer#action-61bbc16ec1853d50b28dec38" text:style-name="Internet_20_link" text:visited-style-name="Visited_20_Internet_20_Link">16 déc. 2021 à 23:45</text:a></text:p>
      <text:p text:style-name="P6">Maxence Ubertalli a indiqué que la date d'échéance de la carte <text:a xlink:type="simple" xlink:href="https://trello.com/c/6xWHzWsL" text:style-name="Internet_20_link" text:visited-style-name="Visited_20_Internet_20_Link">Mise à jour des liens pertinents</text:a> avait été respectée</text:p>
      <text:p text:style-name="P6"><text:a xlink:type="simple" xlink:href="https://trello.com/c/6xWHzWsL/17-mise-à-jour-des-liens-pertinents#action-61bbc16b28cdcf11cd53c7d0" text:style-name="Internet_20_link" text:visited-style-name="Visited_20_Internet_20_Link">16 déc. 2021 à 23:45</text:a></text:p>
      <text:p text:style-name="P6">Maxence Ubertalli a attaché DataViz-CDrandom-CreateTable.ipynb à <text:a xlink:type="simple" xlink:href="https://trello.com/c/PIZoU8JF" text:style-name="Internet_20_link" text:visited-style-name="Visited_20_Internet_20_Link">Récupération Données CD</text:a> <text:a xlink:type="simple" xlink:href="https://trello.com/c/PIZoU8JF/9-récupération-données-cd#action-61bbc100c0360b3bc9ffaaa8" text:style-name="Internet_20_link" text:visited-style-name="Visited_20_Internet_20_Link">16 déc. 2021 à 23:43</text:a> </text:p>
      <text:p text:style-name="P6">Maxence Ubertalli a supprimé la pièce jointe DataViz-CDrandom-CreateTable.ipynb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bc09195953c760a416f08" text:style-name="Internet_20_link" text:visited-style-name="Visited_20_Internet_20_Link">16 déc. 2021 à 23:41</text:a></text:p>
      <text:p text:style-name="Text_20_body">Maxence Ubertalli sur <text:a xlink:type="simple" xlink:href="https://trello.com/c/PJGxg1em" text:style-name="Internet_20_link" text:visited-style-name="Visited_20_Internet_20_Link">Récupération Données Deezer</text:a> <text:a xlink:type="simple" xlink:href="https://trello.com/c/PJGxg1em/5-récupération-données-deezer#comment-61bbc084263b6a7d90979989" text:style-name="Internet_20_link" text:visited-style-name="Visited_20_Internet_20_Link">16 déc. 2021 à 23:41</text:a> (modifié)</text:p>
      <text:p text:style-name="Text_20_body">DataViz-Deezeer-CreateTable génère une table csv (et une autre au format json) au format identique à celle de CDRandom.</text:p>
      <text:p text:style-name="Text_20_body">DataViz-Deezer-GenreTable liste les id et les liens deezer vers les albums écoutés pour permettre la récupération du genre ensuite.</text:p>
      <text:p text:style-name="Text_20_body">DataViz-history-Graph (cf carte "Génération de la BDD complète") trace des graphs selon plusieurs critères sur la base Deezer complétée par la base CD (puis sera complétée par les autres bases).</text:p>
      <text:p text:style-name="P6">Maxence Ubertalli a attaché DataViz-Deezer-CreateTable.ipynb à <text:a xlink:type="simple" xlink:href="https://trello.com/c/PJGxg1em" text:style-name="Internet_20_link" text:visited-style-name="Visited_20_Internet_20_Link">Récupération Données Deezer</text:a> <text:a xlink:type="simple" xlink:href="https://trello.com/c/PJGxg1em/5-récupération-données-deezer#action-61bbc00ee8c96e782ed6cfaf" text:style-name="Internet_20_link" text:visited-style-name="Visited_20_Internet_20_Link">16 déc. 2021 à 23:39</text:a> </text:p>
      <text:p text:style-name="P6">Maxence Ubertalli a supprimé la pièce jointe DataViz-DeezerGraphsTest.ipynb de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bc004c7f7ee563b252f27" text:style-name="Internet_20_link" text:visited-style-name="Visited_20_Internet_20_Link">16 déc. 2021 à 23:39</text:a></text:p>
      <text:p text:style-name="Text_20_body">Maxence Ubertalli sur <text:a xlink:type="simple" xlink:href="https://trello.com/c/PIZoU8JF" text:style-name="Internet_20_link" text:visited-style-name="Visited_20_Internet_20_Link">Récupération Données CD</text:a> <text:a xlink:type="simple" xlink:href="https://trello.com/c/PIZoU8JF/9-récupération-données-cd#comment-61bbbf699705c85b7a286da9" text:style-name="Internet_20_link" text:visited-style-name="Visited_20_Internet_20_Link">16 déc. 2021 à 23:36</text:a></text:p>
      <text:p text:style-name="Text_20_body">DataViz-CDRandom-CreateTable génère un historique à partir de la liste de CD et les probabilités définies par Genre/Jour etc... selon une table qui sera la même que celle générée à partir de données Deezer et autres.</text:p>
      <text:p text:style-name="Text_20_body"><text:soft-page-break/>DataViz-historyGraph est rendu plus générique pour génèrer des graphs à partir d'un historique quelconque ou presque (il faut que Genre soit défini par exemple, c'est à améliorer)</text:p>
      <text:p text:style-name="P6">Maxence Ubertalli a attaché DataViz-history-Graph.ipynb à <text:a xlink:type="simple" xlink:href="https://trello.com/c/PIZoU8JF" text:style-name="Internet_20_link" text:visited-style-name="Visited_20_Internet_20_Link">Récupération Données CD</text:a> <text:a xlink:type="simple" xlink:href="https://trello.com/c/PIZoU8JF/9-récupération-données-cd#action-61bbbee041cbfe0a14aeb51b" text:style-name="Internet_20_link" text:visited-style-name="Visited_20_Internet_20_Link">16 déc. 2021 à 23:34</text:a> </text:p>
      <text:p text:style-name="P6">Maxence Ubertalli a attaché DataViz-CDrandom-CreateTable.ipynb à <text:a xlink:type="simple" xlink:href="https://trello.com/c/PIZoU8JF" text:style-name="Internet_20_link" text:visited-style-name="Visited_20_Internet_20_Link">Récupération Données CD</text:a> <text:a xlink:type="simple" xlink:href="https://trello.com/c/PIZoU8JF/9-récupération-données-cd#action-61bbbedfc9200e71370b04bc" text:style-name="Internet_20_link" text:visited-style-name="Visited_20_Internet_20_Link">16 déc. 2021 à 23:34</text:a> </text:p>
      <text:p text:style-name="P6">Maxence Ubertalli a supprimé la pièce jointe DataViz-CDrandom-V2.ipynb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bbecf55939640378a8635" text:style-name="Internet_20_link" text:visited-style-name="Visited_20_Internet_20_Link">16 déc. 2021 à 23:33</text:a></text:p>
      <text:p text:style-name="P6">Maxence Ubertalli a supprimé la pièce jointe history.csv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bbecc2525755c00bbc967" text:style-name="Internet_20_link" text:visited-style-name="Visited_20_Internet_20_Link">16 déc. 2021 à 23:33</text:a></text:p>
      <text:p text:style-name="P6">Maxence Ubertalli a déplacé <text:a xlink:type="simple" xlink:href="https://trello.com/c/nVAxujDP" text:style-name="Internet_20_link" text:visited-style-name="Visited_20_Internet_20_Link">Propositions designs</text:a> depuis ToDo vers ToBeReviewed</text:p>
      <text:p text:style-name="P6"><text:a xlink:type="simple" xlink:href="https://trello.com/c/nVAxujDP/10-propositions-designs#action-61bb9cf04f55df1307618aeb" text:style-name="Internet_20_link" text:visited-style-name="Visited_20_Internet_20_Link">16 déc. 2021 à 21:09</text:a></text:p>
      <text:p text:style-name="P6">Maxence Ubertalli a déplacé <text:a xlink:type="simple" xlink:href="https://trello.com/c/ePzsMbgv" text:style-name="Internet_20_link" text:visited-style-name="Visited_20_Internet_20_Link">Document de cadrage</text:a> depuis ToDo vers ToBeReviewed</text:p>
      <text:p text:style-name="P6"><text:a xlink:type="simple" xlink:href="https://trello.com/c/ePzsMbgv/12-document-de-cadrage#action-61bb9cee1f18da6bcfdf4304" text:style-name="Internet_20_link" text:visited-style-name="Visited_20_Internet_20_Link">16 déc. 2021 à 21:09</text:a></text:p>
      <text:p text:style-name="Text_20_body">Maxence Ubertalli sur <text:a xlink:type="simple" xlink:href="https://trello.com/c/nVAxujDP" text:style-name="Internet_20_link" text:visited-style-name="Visited_20_Internet_20_Link">Propositions designs</text:a> <text:a xlink:type="simple" xlink:href="https://trello.com/c/nVAxujDP/10-propositions-designs#comment-61bb8bc9e9e1c763db178391" text:style-name="Internet_20_link" text:visited-style-name="Visited_20_Internet_20_Link">16 déc. 2021 à 19:56</text:a></text:p>
      <text:p text:style-name="Text_20_body">Document de cadrage mis à jour avec ces vues</text:p>
      <text:p text:style-name="P6">Maxence Ubertalli a indiqué que la date d'échéance de la carte <text:a xlink:type="simple" xlink:href="https://trello.com/c/nVAxujDP" text:style-name="Internet_20_link" text:visited-style-name="Visited_20_Internet_20_Link">Propositions designs</text:a> avait été respectée</text:p>
      <text:p text:style-name="P6"><text:a xlink:type="simple" xlink:href="https://trello.com/c/nVAxujDP/10-propositions-designs#action-61bb8b9dd060c36305f6887c" text:style-name="Internet_20_link" text:visited-style-name="Visited_20_Internet_20_Link">16 déc. 2021 à 19:55</text:a></text:p>
      <text:p text:style-name="P6">Maxence Ubertalli a attaché <text:a xlink:type="simple" xlink:href="https://trello.com/1/cards/61b1e6a935e0d25089cf0d5d/attachments/61bb8a79af48dc7613f92595/download/PropositionV2.odp" text:style-name="Internet_20_link" text:visited-style-name="Visited_20_Internet_20_Link">PropositionV2.odp</text:a> à <text:a xlink:type="simple" xlink:href="https://trello.com/c/nVAxujDP" text:style-name="Internet_20_link" text:visited-style-name="Visited_20_Internet_20_Link">Propositions designs</text:a> <text:a xlink:type="simple" xlink:href="https://trello.com/c/nVAxujDP/10-propositions-designs#action-61bb8a79af48dc7613f925a2" text:style-name="Internet_20_link" text:visited-style-name="Visited_20_Internet_20_Link">16 déc. 2021 à 19:50</text:a> </text:p>
      <text:p text:style-name="P6">Dao An Hanh a attaché <text:a xlink:type="simple" xlink:href="https://trello.com/1/cards/61b1e6617987f74cff71b530/attachments/61bb6e3eeab7d52de6386d5c/download/Sportify_data_2.zip" text:style-name="Internet_20_link" text:visited-style-name="Visited_20_Internet_20_Link">Sportify_data_2.zip</text:a> à <text:a xlink:type="simple" xlink:href="https://trello.com/c/y4Va72Lq" text:style-name="Internet_20_link" text:visited-style-name="Visited_20_Internet_20_Link">Récupération Données Spotify</text:a> <text:a xlink:type="simple" xlink:href="https://trello.com/c/y4Va72Lq/6-récupération-données-spotify#action-61bb6e3feab7d52de6386d6e" text:style-name="Internet_20_link" text:visited-style-name="Visited_20_Internet_20_Link">16 déc. 2021 à 17:50</text:a> </text:p>
      <text:p text:style-name="Text_20_body">Maxence Ubertalli sur <text:a xlink:type="simple" xlink:href="https://trello.com/c/1LX6MEnb" text:style-name="Internet_20_link" text:visited-style-name="Visited_20_Internet_20_Link">Creation GitHub</text:a> <text:a xlink:type="simple" xlink:href="https://trello.com/c/1LX6MEnb/13-creation-github#comment-61bb6e3ad33b7541a3abdd4d" text:style-name="Internet_20_link" text:visited-style-name="Visited_20_Internet_20_Link">16 déc. 2021 à 17:50</text:a></text:p>
      <text:p text:style-name="Text_20_body">Sur forge de univ</text:p>
      <text:p text:style-name="P6">Maxence Ubertalli a déplacé <text:a xlink:type="simple" xlink:href="https://trello.com/c/1LX6MEnb" text:style-name="Internet_20_link" text:visited-style-name="Visited_20_Internet_20_Link">Creation GitHub</text:a> depuis ToDo vers Done</text:p>
      <text:p text:style-name="P6"><text:a xlink:type="simple" xlink:href="https://trello.com/c/1LX6MEnb/13-creation-github#action-61bb6e0feb276e609b8d1f62" text:style-name="Internet_20_link" text:visited-style-name="Visited_20_Internet_20_Link">16 déc. 2021 à 17:49</text:a></text:p>
      <text:p text:style-name="P6">Maxence Ubertalli a indiqué que la date d'échéance de la carte <text:a xlink:type="simple" xlink:href="https://trello.com/c/QYZkAjp5" text:style-name="Internet_20_link" text:visited-style-name="Visited_20_Internet_20_Link">Peer review du groupe 3</text:a> avait été respectée</text:p>
      <text:p text:style-name="P6"><text:a xlink:type="simple" xlink:href="https://trello.com/c/QYZkAjp5/21-peer-review-du-groupe-3#action-61bb6dfa57129824a93d456d" text:style-name="Internet_20_link" text:visited-style-name="Visited_20_Internet_20_Link">16 déc. 2021 à 17:48</text:a></text:p>
      <text:p text:style-name="P6">Maxence Ubertalli a indiqué que la date d'échéance de la carte <text:a xlink:type="simple" xlink:href="https://trello.com/c/QYZkAjp5" text:style-name="Internet_20_link" text:visited-style-name="Visited_20_Internet_20_Link">Peer review du groupe 3</text:a> n'avait pas été respectée</text:p>
      <text:p text:style-name="P6"><text:a xlink:type="simple" xlink:href="https://trello.com/c/QYZkAjp5/21-peer-review-du-groupe-3#action-61bb6df4b7fc984c8523b418" text:style-name="Internet_20_link" text:visited-style-name="Visited_20_Internet_20_Link">16 déc. 2021 à 17:48</text:a></text:p>
      <text:p text:style-name="P6">Dao An Hanh a déplacé <text:a xlink:type="simple" xlink:href="https://trello.com/c/y4Va72Lq" text:style-name="Internet_20_link" text:visited-style-name="Visited_20_Internet_20_Link">Récupération Données Spotify</text:a> depuis ToDo vers ToBeReviewed</text:p>
      <text:p text:style-name="P6"><text:a xlink:type="simple" xlink:href="https://trello.com/c/y4Va72Lq/6-récupération-données-spotify#action-61bb6d3720ecfc74cbbc6b57" text:style-name="Internet_20_link" text:visited-style-name="Visited_20_Internet_20_Link">16 déc. 2021 à 17:45</text:a></text:p>
      <text:p text:style-name="P6">Dao An Hanh a attaché <text:a xlink:type="simple" xlink:href="https://trello.com/1/cards/61b1e6617987f74cff71b530/attachments/61bb6d298c520b23e944adad/download/Sportify_data_1.zip" text:style-name="Internet_20_link" text:visited-style-name="Visited_20_Internet_20_Link">Sportify_data_1.zip</text:a> à <text:a xlink:type="simple" xlink:href="https://trello.com/c/y4Va72Lq" text:style-name="Internet_20_link" text:visited-style-name="Visited_20_Internet_20_Link">Récupération Données Spotify</text:a> <text:a xlink:type="simple" xlink:href="https://trello.com/c/y4Va72Lq/6-récupération-données-spotify#action-61bb6d2a8c520b23e944adb6" text:style-name="Internet_20_link" text:visited-style-name="Visited_20_Internet_20_Link">16 déc. 2021 à 17:45</text:a> </text:p>
      <text:p text:style-name="P6">Maxence Ubertalli a remplacé la date d'échéance de la carte <text:a xlink:type="simple" xlink:href="https://trello.com/c/nVAxujDP" text:style-name="Internet_20_link" text:visited-style-name="Visited_20_Internet_20_Link">Propositions designs</text:a> par celle-ci : 21 déc. 2021 à 13:00</text:p>
      <text:p text:style-name="P6"><text:a xlink:type="simple" xlink:href="https://trello.com/c/nVAxujDP/10-propositions-designs#action-61b8bb2782eee53b63783cee" text:style-name="Internet_20_link" text:visited-style-name="Visited_20_Internet_20_Link">14 déc. 2021 à 16:41</text:a></text:p>
      <text:p text:style-name="P6">Maxence Ubertalli a remplacé la date d'échéance de la carte <text:a xlink:type="simple" xlink:href="https://trello.com/c/ePzsMbgv" text:style-name="Internet_20_link" text:visited-style-name="Visited_20_Internet_20_Link">Document de cadrage</text:a> par celle-ci : 21 déc. 2021 à 13:00</text:p>
      <text:p text:style-name="P6"><text:a xlink:type="simple" xlink:href="https://trello.com/c/ePzsMbgv/12-document-de-cadrage#action-61b8bb05b6c290650de52bf7" text:style-name="Internet_20_link" text:visited-style-name="Visited_20_Internet_20_Link">14 déc. 2021 à 16:40</text:a></text:p>
      <text:p text:style-name="P6"><text:soft-page-break/>Maxence Ubertalli a rejoint <text:a xlink:type="simple" xlink:href="https://trello.com/c/2QyCodic" text:style-name="Internet_20_link" text:visited-style-name="Visited_20_Internet_20_Link">Génération de la BDD complète</text:a></text:p>
      <text:p text:style-name="P6"><text:a xlink:type="simple" xlink:href="https://trello.com/c/2QyCodic/26-génération-de-la-bdd-complète#action-61b8b94459c7751f122f0426" text:style-name="Internet_20_link" text:visited-style-name="Visited_20_Internet_20_Link">14 déc. 2021 à 16:33</text:a></text:p>
      <text:p text:style-name="P6">Dao An Hanh a déplacé <text:a xlink:type="simple" xlink:href="https://trello.com/c/lL16aYNg" text:style-name="Internet_20_link" text:visited-style-name="Visited_20_Internet_20_Link">Récupération Données iTunes</text:a> depuis ToBeReviewed vers ToDo</text:p>
      <text:p text:style-name="P6"><text:a xlink:type="simple" xlink:href="https://trello.com/c/lL16aYNg/7-récupération-données-itunes#action-61b8b944b151b4450c00996d" text:style-name="Internet_20_link" text:visited-style-name="Visited_20_Internet_20_Link">14 déc. 2021 à 16:33</text:a></text:p>
      <text:p text:style-name="P6">Maxence Ubertalli a quitté <text:a xlink:type="simple" xlink:href="https://trello.com/c/lL16aYNg" text:style-name="Internet_20_link" text:visited-style-name="Visited_20_Internet_20_Link">Récupération Données iTunes</text:a></text:p>
      <text:p text:style-name="P6"><text:a xlink:type="simple" xlink:href="https://trello.com/c/lL16aYNg/7-récupération-données-itunes#action-61b8b93729241337ce4dd5e8" text:style-name="Internet_20_link" text:visited-style-name="Visited_20_Internet_20_Link">14 déc. 2021 à 16:33</text:a></text:p>
      <text:p text:style-name="P6">Maxence Ubertalli a ajouté Aicha OUHSSAINE à <text:a xlink:type="simple" xlink:href="https://trello.com/c/VbJJopBm" text:style-name="Internet_20_link" text:visited-style-name="Visited_20_Internet_20_Link">Master HTML</text:a></text:p>
      <text:p text:style-name="P6"><text:a xlink:type="simple" xlink:href="https://trello.com/c/VbJJopBm/31-master-html#action-61b8b74ff9756489bc5a6035" text:style-name="Internet_20_link" text:visited-style-name="Visited_20_Internet_20_Link">14 déc. 2021 à 16:25</text:a></text:p>
      <text:p text:style-name="P6">Maxence Ubertalli a ajouté Aicha OUHSSAINE à <text:a xlink:type="simple" xlink:href="https://trello.com/c/OPfweLAy" text:style-name="Internet_20_link" text:visited-style-name="Visited_20_Internet_20_Link">Démo Zoom in/out + déroulement période</text:a></text:p>
      <text:p text:style-name="P6"><text:a xlink:type="simple" xlink:href="https://trello.com/c/OPfweLAy/32-démo-zoom-in-out-déroulement-période#action-61b8b737a7395b45aeb984d8" text:style-name="Internet_20_link" text:visited-style-name="Visited_20_Internet_20_Link">14 déc. 2021 à 16:24</text:a></text:p>
      <text:p text:style-name="P6">Maxence Ubertalli a ajouté Frédéric Charpentier à <text:a xlink:type="simple" xlink:href="https://trello.com/c/pU0FtYGs" text:style-name="Internet_20_link" text:visited-style-name="Visited_20_Internet_20_Link">Démo Perspective animée</text:a></text:p>
      <text:p text:style-name="P6"><text:a xlink:type="simple" xlink:href="https://trello.com/c/pU0FtYGs/30-démo-perspective-animée#action-61b8b71636cce6203c47a2e2" text:style-name="Internet_20_link" text:visited-style-name="Visited_20_Internet_20_Link">14 déc. 2021 à 16:24</text:a></text:p>
      <text:p text:style-name="P6">Maxence Ubertalli a ajouté Frédéric Charpentier à <text:a xlink:type="simple" xlink:href="https://trello.com/c/jqo8WmVH" text:style-name="Internet_20_link" text:visited-style-name="Visited_20_Internet_20_Link">Démo regroupement 2 camemberts en 1</text:a></text:p>
      <text:p text:style-name="P6"><text:a xlink:type="simple" xlink:href="https://trello.com/c/jqo8WmVH/29-démo-regroupement-2-camemberts-en-1#action-61b8b710e78945122d5be787" text:style-name="Internet_20_link" text:visited-style-name="Visited_20_Internet_20_Link">14 déc. 2021 à 16:24</text:a></text:p>
      <text:p text:style-name="Text_20_body">Maxence Ubertalli sur <text:a xlink:type="simple" xlink:href="https://trello.com/c/lL16aYNg" text:style-name="Internet_20_link" text:visited-style-name="Visited_20_Internet_20_Link">Récupération Données iTunes</text:a> <text:a xlink:type="simple" xlink:href="https://trello.com/c/lL16aYNg/7-récupération-données-itunes#comment-61b8b344e6f34d8a578d1f44" text:style-name="Internet_20_link" text:visited-style-name="Visited_20_Internet_20_Link">14 déc. 2021 à 16:07</text:a> (modifié)</text:p>
      <text:p text:style-name="Text_20_body">An Intègre fichier Musique.XML dans code Jupyter</text:p>
      <text:p text:style-name="P6">Maxence Ubertalli a rejoint <text:a xlink:type="simple" xlink:href="https://trello.com/c/lL16aYNg" text:style-name="Internet_20_link" text:visited-style-name="Visited_20_Internet_20_Link">Récupération Données iTunes</text:a></text:p>
      <text:p text:style-name="P6"><text:a xlink:type="simple" xlink:href="https://trello.com/c/lL16aYNg/7-récupération-données-itunes#action-61b8b2c12d682538c5000279" text:style-name="Internet_20_link" text:visited-style-name="Visited_20_Internet_20_Link">14 déc. 2021 à 16:05</text:a></text:p>
      <text:p text:style-name="P6">Maxence Ubertalli a rejoint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8b2b206faa31c3ab25fce" text:style-name="Internet_20_link" text:visited-style-name="Visited_20_Internet_20_Link">14 déc. 2021 à 16:05</text:a></text:p>
      <text:p text:style-name="Text_20_body">Maxence Ubertalli sur <text:a xlink:type="simple" xlink:href="https://trello.com/c/PJGxg1em" text:style-name="Internet_20_link" text:visited-style-name="Visited_20_Internet_20_Link">Récupération Données Deezer</text:a> <text:a xlink:type="simple" xlink:href="https://trello.com/c/PJGxg1em/5-récupération-données-deezer#comment-61b8b2aff96c407add43a9ff" text:style-name="Internet_20_link" text:visited-style-name="Visited_20_Internet_20_Link">14 déc. 2021 à 16:05</text:a> (modifié)</text:p>
      <text:p text:style-name="Text_20_body">DataViz-Deezer-GenreTable.ipynb génère un json avec la liste des albums avec leur id etc... pour permettre de récupérer leur Genre sur Deezer</text:p>
      <text:p text:style-name="P6">Maxence Ubertalli a retiré Dao An Hanh de <text:a xlink:type="simple" xlink:href="https://trello.com/c/ePzsMbgv" text:style-name="Internet_20_link" text:visited-style-name="Visited_20_Internet_20_Link">Document de cadrage</text:a></text:p>
      <text:p text:style-name="P6"><text:a xlink:type="simple" xlink:href="https://trello.com/c/ePzsMbgv/12-document-de-cadrage#action-61b8b26471fd78773792486b" text:style-name="Internet_20_link" text:visited-style-name="Visited_20_Internet_20_Link">14 déc. 2021 à 16:04</text:a></text:p>
      <text:p text:style-name="P6">Maxence Ubertalli a retiré Frédéric Charpentier de <text:a xlink:type="simple" xlink:href="https://trello.com/c/ePzsMbgv" text:style-name="Internet_20_link" text:visited-style-name="Visited_20_Internet_20_Link">Document de cadrage</text:a></text:p>
      <text:p text:style-name="P6"><text:a xlink:type="simple" xlink:href="https://trello.com/c/ePzsMbgv/12-document-de-cadrage#action-61b8b261361ad033ff15d05e" text:style-name="Internet_20_link" text:visited-style-name="Visited_20_Internet_20_Link">14 déc. 2021 à 16:04</text:a></text:p>
      <text:p text:style-name="P6">Maxence Ubertalli a retiré Aicha OUHSSAINE de <text:a xlink:type="simple" xlink:href="https://trello.com/c/ePzsMbgv" text:style-name="Internet_20_link" text:visited-style-name="Visited_20_Internet_20_Link">Document de cadrage</text:a></text:p>
      <text:p text:style-name="P6"><text:a xlink:type="simple" xlink:href="https://trello.com/c/ePzsMbgv/12-document-de-cadrage#action-61b8b2608e36a73b5d498430" text:style-name="Internet_20_link" text:visited-style-name="Visited_20_Internet_20_Link">14 déc. 2021 à 16:04</text:a></text:p>
      <text:p text:style-name="P6">Dao An Hanh a déplacé <text:a xlink:type="simple" xlink:href="https://trello.com/c/QYZkAjp5" text:style-name="Internet_20_link" text:visited-style-name="Visited_20_Internet_20_Link">Peer review du groupe 3</text:a> depuis ToDo vers Done</text:p>
      <text:p text:style-name="P6"><text:a xlink:type="simple" xlink:href="https://trello.com/c/QYZkAjp5/21-peer-review-du-groupe-3#action-61b8b1d3bd3f1813f6e5c633" text:style-name="Internet_20_link" text:visited-style-name="Visited_20_Internet_20_Link">14 déc. 2021 à 16:01</text:a></text:p>
      <text:p text:style-name="P6">Maxence Ubertalli a retiré Frédéric Charpentier de <text:a xlink:type="simple" xlink:href="https://trello.com/c/nVAxujDP" text:style-name="Internet_20_link" text:visited-style-name="Visited_20_Internet_20_Link">Propositions designs</text:a></text:p>
      <text:p text:style-name="P6"><text:a xlink:type="simple" xlink:href="https://trello.com/c/nVAxujDP/10-propositions-designs#action-61b8b1c023e0ef1d31a85085" text:style-name="Internet_20_link" text:visited-style-name="Visited_20_Internet_20_Link">14 déc. 2021 à 16:01</text:a></text:p>
      <text:p text:style-name="P6">Maxence Ubertalli a retiré Dao An Hanh de <text:a xlink:type="simple" xlink:href="https://trello.com/c/nVAxujDP" text:style-name="Internet_20_link" text:visited-style-name="Visited_20_Internet_20_Link">Propositions designs</text:a></text:p>
      <text:p text:style-name="P6"><text:a xlink:type="simple" xlink:href="https://trello.com/c/nVAxujDP/10-propositions-designs#action-61b8b1be4c6c49313a8cdeca" text:style-name="Internet_20_link" text:visited-style-name="Visited_20_Internet_20_Link">14 déc. 2021 à 16:01</text:a></text:p>
      <text:p text:style-name="P6">Maxence Ubertalli a retiré Aicha OUHSSAINE de <text:a xlink:type="simple" xlink:href="https://trello.com/c/nVAxujDP" text:style-name="Internet_20_link" text:visited-style-name="Visited_20_Internet_20_Link">Propositions designs</text:a></text:p>
      <text:p text:style-name="P6"><text:a xlink:type="simple" xlink:href="https://trello.com/c/nVAxujDP/10-propositions-designs#action-61b8b1bdc2722e67709bbb38" text:style-name="Internet_20_link" text:visited-style-name="Visited_20_Internet_20_Link">14 déc. 2021 à 16:01</text:a></text:p>
      <text:p text:style-name="P6">Maxence Ubertalli a ajouté <text:a xlink:type="simple" xlink:href="https://trello.com/c/OPfweLAy" text:style-name="Internet_20_link" text:visited-style-name="Visited_20_Internet_20_Link">Démo Zoom in/out + déroulement période</text:a> à ToDo</text:p>
      <text:p text:style-name="P6"><text:a xlink:type="simple" xlink:href="https://trello.com/c/OPfweLAy/32-démo-zoom-in-out-déroulement-période#action-61b8b195fa13937c1cebaac9" text:style-name="Internet_20_link" text:visited-style-name="Visited_20_Internet_20_Link">14 déc. 2021 à 16:00</text:a></text:p>
      <text:p text:style-name="P6">Maxence Ubertalli a ajouté <text:a xlink:type="simple" xlink:href="https://trello.com/c/VbJJopBm" text:style-name="Internet_20_link" text:visited-style-name="Visited_20_Internet_20_Link">Master HTML</text:a> à ToDo</text:p>
      <text:p text:style-name="P6"><text:a xlink:type="simple" xlink:href="https://trello.com/c/VbJJopBm/31-master-html#action-61b8b04029d4a96f787ebb09" text:style-name="Internet_20_link" text:visited-style-name="Visited_20_Internet_20_Link">14 déc. 2021 à 15:54</text:a></text:p>
      <text:p text:style-name="P6">Maxence Ubertalli a ajouté <text:a xlink:type="simple" xlink:href="https://trello.com/c/pU0FtYGs" text:style-name="Internet_20_link" text:visited-style-name="Visited_20_Internet_20_Link">Démo Perspective animée</text:a> à ToDo</text:p>
      <text:p text:style-name="P6"><text:soft-page-break/><text:a xlink:type="simple" xlink:href="https://trello.com/c/pU0FtYGs/30-démo-perspective-animée#action-61b8afb41d7ce88cc622608b" text:style-name="Internet_20_link" text:visited-style-name="Visited_20_Internet_20_Link">14 déc. 2021 à 15:52</text:a></text:p>
      <text:p text:style-name="P6">Maxence Ubertalli a ajouté <text:a xlink:type="simple" xlink:href="https://trello.com/c/jqo8WmVH" text:style-name="Internet_20_link" text:visited-style-name="Visited_20_Internet_20_Link">Démo regroupement 2 camemberts en 1</text:a> à ToDo</text:p>
      <text:p text:style-name="P6"><text:a xlink:type="simple" xlink:href="https://trello.com/c/jqo8WmVH/29-démo-regroupement-2-camemberts-en-1#action-61b8af014f8e8212cd744f76" text:style-name="Internet_20_link" text:visited-style-name="Visited_20_Internet_20_Link">14 déc. 2021 à 15:49</text:a></text:p>
      <text:p text:style-name="P6">Maxence Ubertalli a ajouté <text:a xlink:type="simple" xlink:href="https://trello.com/c/3bED5t6o" text:style-name="Internet_20_link" text:visited-style-name="Visited_20_Internet_20_Link">TBC - Génération des périodes</text:a> à ToDo</text:p>
      <text:p text:style-name="P6"><text:a xlink:type="simple" xlink:href="https://trello.com/c/3bED5t6o/28-tbc-génération-des-périodes#action-61b8aea9195d1a1c51c63b03" text:style-name="Internet_20_link" text:visited-style-name="Visited_20_Internet_20_Link">14 déc. 2021 à 15:48</text:a></text:p>
      <text:p text:style-name="P6">Maxence Ubertalli a ajouté <text:a xlink:type="simple" xlink:href="https://trello.com/c/hyCCfux2" text:style-name="Internet_20_link" text:visited-style-name="Visited_20_Internet_20_Link">TBC - Fonctions de génération des tables</text:a> à ToDo</text:p>
      <text:p text:style-name="P6"><text:a xlink:type="simple" xlink:href="https://trello.com/c/hyCCfux2/27-tbc-fonctions-de-génération-des-tables#action-61b8ada722f0384ab02a9241" text:style-name="Internet_20_link" text:visited-style-name="Visited_20_Internet_20_Link">14 déc. 2021 à 15:43</text:a></text:p>
      <text:p text:style-name="P6">Maxence Ubertalli a ajouté <text:a xlink:type="simple" xlink:href="https://trello.com/c/2QyCodic" text:style-name="Internet_20_link" text:visited-style-name="Visited_20_Internet_20_Link">Génération de la BDD complète</text:a> à ToDo</text:p>
      <text:p text:style-name="P6"><text:a xlink:type="simple" xlink:href="https://trello.com/c/2QyCodic/26-génération-de-la-bdd-complète#action-61b8aced3916fa4a13bf8488" text:style-name="Internet_20_link" text:visited-style-name="Visited_20_Internet_20_Link">14 déc. 2021 à 15:40</text:a></text:p>
      <text:p text:style-name="P6">Maxence Ubertalli a déplacé <text:a xlink:type="simple" xlink:href="https://trello.com/c/lL16aYNg" text:style-name="Internet_20_link" text:visited-style-name="Visited_20_Internet_20_Link">Récupération Données iTunes</text:a> depuis ToDo vers ToBeReviewed</text:p>
      <text:p text:style-name="P6"><text:a xlink:type="simple" xlink:href="https://trello.com/c/lL16aYNg/7-récupération-données-itunes#action-61b8ac44a191cf0c497edc42" text:style-name="Internet_20_link" text:visited-style-name="Visited_20_Internet_20_Link">14 déc. 2021 à 15:37</text:a></text:p>
      <text:p text:style-name="P6">Maxence Ubertalli a défini l'échéance suivante pour la carte <text:a xlink:type="simple" xlink:href="https://trello.com/c/6xWHzWsL" text:style-name="Internet_20_link" text:visited-style-name="Visited_20_Internet_20_Link">Mise à jour des liens pertinents</text:a> : 5 janv. à 15:32</text:p>
      <text:p text:style-name="P6"><text:a xlink:type="simple" xlink:href="https://trello.com/c/6xWHzWsL/17-mise-à-jour-des-liens-pertinents#action-61b8abc934b03409122143ac" text:style-name="Internet_20_link" text:visited-style-name="Visited_20_Internet_20_Link">14 déc. 2021 à 15:35</text:a></text:p>
      <text:p text:style-name="P6">Maxence Ubertalli a ajouté Frédéric Charpentier à <text:a xlink:type="simple" xlink:href="https://trello.com/c/BbBaTiit" text:style-name="Internet_20_link" text:visited-style-name="Visited_20_Internet_20_Link">Rendu 1</text:a></text:p>
      <text:p text:style-name="P6"><text:a xlink:type="simple" xlink:href="https://trello.com/c/BbBaTiit/25-rendu-1#action-61b8ab7bd23d731a484749ec" text:style-name="Internet_20_link" text:visited-style-name="Visited_20_Internet_20_Link">14 déc. 2021 à 15:34</text:a></text:p>
      <text:p text:style-name="P6">Maxence Ubertalli a ajouté Dao An Hanh à <text:a xlink:type="simple" xlink:href="https://trello.com/c/BbBaTiit" text:style-name="Internet_20_link" text:visited-style-name="Visited_20_Internet_20_Link">Rendu 1</text:a></text:p>
      <text:p text:style-name="P6"><text:a xlink:type="simple" xlink:href="https://trello.com/c/BbBaTiit/25-rendu-1#action-61b8ab7b53a32857b739bfb5" text:style-name="Internet_20_link" text:visited-style-name="Visited_20_Internet_20_Link">14 déc. 2021 à 15:34</text:a></text:p>
      <text:p text:style-name="P6">Maxence Ubertalli a ajouté Aicha OUHSSAINE à <text:a xlink:type="simple" xlink:href="https://trello.com/c/BbBaTiit" text:style-name="Internet_20_link" text:visited-style-name="Visited_20_Internet_20_Link">Rendu 1</text:a></text:p>
      <text:p text:style-name="P6"><text:a xlink:type="simple" xlink:href="https://trello.com/c/BbBaTiit/25-rendu-1#action-61b8ab7acebd804da6bbe701" text:style-name="Internet_20_link" text:visited-style-name="Visited_20_Internet_20_Link">14 déc. 2021 à 15:34</text:a></text:p>
      <text:p text:style-name="P6">Maxence Ubertalli a rejoint <text:a xlink:type="simple" xlink:href="https://trello.com/c/BbBaTiit" text:style-name="Internet_20_link" text:visited-style-name="Visited_20_Internet_20_Link">Rendu 1</text:a></text:p>
      <text:p text:style-name="P6"><text:a xlink:type="simple" xlink:href="https://trello.com/c/BbBaTiit/25-rendu-1#action-61b8ab7ae3d88d8d79eb7bdc" text:style-name="Internet_20_link" text:visited-style-name="Visited_20_Internet_20_Link">14 déc. 2021 à 15:34</text:a></text:p>
      <text:p text:style-name="P6">Maxence Ubertalli a ajouté <text:a xlink:type="simple" xlink:href="https://trello.com/c/BbBaTiit" text:style-name="Internet_20_link" text:visited-style-name="Visited_20_Internet_20_Link">Rendu 1</text:a> à Echéances</text:p>
      <text:p text:style-name="P6"><text:a xlink:type="simple" xlink:href="https://trello.com/c/BbBaTiit/25-rendu-1#action-61b8ab6cadec4046babd878f" text:style-name="Internet_20_link" text:visited-style-name="Visited_20_Internet_20_Link">14 déc. 2021 à 15:34</text:a></text:p>
      <text:p text:style-name="P6">Maxence Ubertalli a indiqué que la date d'échéance de la carte <text:a xlink:type="simple" xlink:href="https://trello.com/c/1LX6MEnb" text:style-name="Internet_20_link" text:visited-style-name="Visited_20_Internet_20_Link">Creation GitHub</text:a> avait été respectée</text:p>
      <text:p text:style-name="P6"><text:a xlink:type="simple" xlink:href="https://trello.com/c/1LX6MEnb/13-creation-github#action-61b8ab1e5268dc6ca30e0135" text:style-name="Internet_20_link" text:visited-style-name="Visited_20_Internet_20_Link">14 déc. 2021 à 15:33</text:a></text:p>
      <text:p text:style-name="P6">Maxence Ubertalli a défini l'échéance suivante pour la carte <text:a xlink:type="simple" xlink:href="https://trello.com/c/1LX6MEnb" text:style-name="Internet_20_link" text:visited-style-name="Visited_20_Internet_20_Link">Creation GitHub</text:a> : 14 déc. 2021 à 15:32</text:p>
      <text:p text:style-name="P6"><text:a xlink:type="simple" xlink:href="https://trello.com/c/1LX6MEnb/13-creation-github#action-61b8ab1d11e79f87f10410a0" text:style-name="Internet_20_link" text:visited-style-name="Visited_20_Internet_20_Link">14 déc. 2021 à 15:33</text:a></text:p>
      <text:p text:style-name="P6">Dao An Hanh a attaché <text:a xlink:type="simple" xlink:href="https://trello.com/1/cards/61b1e6779d4ea428345fb082/attachments/61b8aabaa1aa40548f29b822/download/Musique.xml" text:style-name="Internet_20_link" text:visited-style-name="Visited_20_Internet_20_Link">Musique.xml</text:a> à <text:a xlink:type="simple" xlink:href="https://trello.com/c/lL16aYNg" text:style-name="Internet_20_link" text:visited-style-name="Visited_20_Internet_20_Link">Récupération Données iTunes</text:a> <text:a xlink:type="simple" xlink:href="https://trello.com/c/lL16aYNg/7-récupération-données-itunes#action-61b8aabba1aa40548f29b832" text:style-name="Internet_20_link" text:visited-style-name="Visited_20_Internet_20_Link">14 déc. 2021 à 15:31</text:a> </text:p>
      <text:p text:style-name="P6">Maxence Ubertalli a ajouté Dao An Hanh à <text:a xlink:type="simple" xlink:href="https://trello.com/c/lL16aYNg" text:style-name="Internet_20_link" text:visited-style-name="Visited_20_Internet_20_Link">Récupération Données iTunes</text:a></text:p>
      <text:p text:style-name="P6"><text:a xlink:type="simple" xlink:href="https://trello.com/c/lL16aYNg/7-récupération-données-itunes#action-61b784ebd8602018f320b3af" text:style-name="Internet_20_link" text:visited-style-name="Visited_20_Internet_20_Link">13 déc. 2021 à 18:37</text:a></text:p>
      <text:p text:style-name="P6">Maxence Ubertalli a ajouté Dao An Hanh à <text:a xlink:type="simple" xlink:href="https://trello.com/c/y4Va72Lq" text:style-name="Internet_20_link" text:visited-style-name="Visited_20_Internet_20_Link">Récupération Données Spotify</text:a></text:p>
      <text:p text:style-name="P6"><text:a xlink:type="simple" xlink:href="https://trello.com/c/y4Va72Lq/6-récupération-données-spotify#action-61b784e610716d1cde3b6479" text:style-name="Internet_20_link" text:visited-style-name="Visited_20_Internet_20_Link">13 déc. 2021 à 18:37</text:a></text:p>
      <text:p text:style-name="P6">Maxence Ubertalli a ajouté Dao An Hanh à <text:a xlink:type="simple" xlink:href="https://trello.com/c/nVAxujDP" text:style-name="Internet_20_link" text:visited-style-name="Visited_20_Internet_20_Link">Propositions designs</text:a></text:p>
      <text:p text:style-name="P6"><text:a xlink:type="simple" xlink:href="https://trello.com/c/nVAxujDP/10-propositions-designs#action-61b784d7563b666f1ba54747" text:style-name="Internet_20_link" text:visited-style-name="Visited_20_Internet_20_Link">13 déc. 2021 à 18:37</text:a></text:p>
      <text:p text:style-name="P6">Maxence Ubertalli a ajouté Dao An Hanh à <text:a xlink:type="simple" xlink:href="https://trello.com/c/ePzsMbgv" text:style-name="Internet_20_link" text:visited-style-name="Visited_20_Internet_20_Link">Document de cadrage</text:a></text:p>
      <text:p text:style-name="P6"><text:a xlink:type="simple" xlink:href="https://trello.com/c/ePzsMbgv/12-document-de-cadrage#action-61b784cedf95116f67404a84" text:style-name="Internet_20_link" text:visited-style-name="Visited_20_Internet_20_Link">13 déc. 2021 à 18:37</text:a></text:p>
      <text:p text:style-name="P6">Maxence Ubertalli a ajouté Dao An Hanh à <text:a xlink:type="simple" xlink:href="https://trello.com/c/6xWHzWsL" text:style-name="Internet_20_link" text:visited-style-name="Visited_20_Internet_20_Link">Mise à jour des liens pertinents</text:a></text:p>
      <text:p text:style-name="P6"><text:a xlink:type="simple" xlink:href="https://trello.com/c/6xWHzWsL/17-mise-à-jour-des-liens-pertinents#action-61b784c403fa47091bc4058a" text:style-name="Internet_20_link" text:visited-style-name="Visited_20_Internet_20_Link">13 déc. 2021 à 18:37</text:a></text:p>
      <text:p text:style-name="P6">Maxence Ubertalli a ajouté Dao An Hanh à <text:a xlink:type="simple" xlink:href="https://trello.com/c/QYZkAjp5" text:style-name="Internet_20_link" text:visited-style-name="Visited_20_Internet_20_Link">Peer review du groupe 3</text:a></text:p>
      <text:p text:style-name="P6"><text:a xlink:type="simple" xlink:href="https://trello.com/c/QYZkAjp5/21-peer-review-du-groupe-3#action-61b784b98ff2f43dbc052888" text:style-name="Internet_20_link" text:visited-style-name="Visited_20_Internet_20_Link">13 déc. 2021 à 18:36</text:a></text:p>
      <text:p text:style-name="P6">Maxence Ubertalli a fait de Frédéric Charpentier un administrateur de ce tableau</text:p>
      <text:p text:style-name="P6">13 déc. 2021 à 18:36</text:p>
      <text:p text:style-name="P6">Maxence Ubertalli a fait de Aicha OUHSSAINE un administrateur de ce tableau</text:p>
      <text:p text:style-name="P6">13 déc. 2021 à 18:36</text:p>
      <text:p text:style-name="P6">Maxence Ubertalli a fait de Dao An Hanh un administrateur de ce tableau</text:p>
      <text:p text:style-name="P6"><text:soft-page-break/>13 déc. 2021 à 18:35</text:p>
      <text:p text:style-name="P6">Maxence Ubertalli a ajouté Dao An Hanh à ce tableau</text:p>
      <text:p text:style-name="P6">13 déc. 2021 à 18:35</text:p>
      <text:p text:style-name="P6">Maxence Ubertalli a indiqué que la date d'échéance de la carte <text:a xlink:type="simple" xlink:href="https://trello.com/c/ePzsMbgv" text:style-name="Internet_20_link" text:visited-style-name="Visited_20_Internet_20_Link">Document de cadrage</text:a> avait été respectée</text:p>
      <text:p text:style-name="P6"><text:a xlink:type="simple" xlink:href="https://trello.com/c/ePzsMbgv/12-document-de-cadrage#action-61b7840ac273855914f8773f" text:style-name="Internet_20_link" text:visited-style-name="Visited_20_Internet_20_Link">13 déc. 2021 à 18:34</text:a></text:p>
      <text:p text:style-name="P6">Maxence Ubertalli a indiqué que la date d'échéance de la carte <text:a xlink:type="simple" xlink:href="https://trello.com/c/QYZkAjp5" text:style-name="Internet_20_link" text:visited-style-name="Visited_20_Internet_20_Link">Peer review du groupe 3</text:a> avait été respectée</text:p>
      <text:p text:style-name="P6"><text:a xlink:type="simple" xlink:href="https://trello.com/c/QYZkAjp5/21-peer-review-du-groupe-3#action-61b783fe21e6173eb7c27452" text:style-name="Internet_20_link" text:visited-style-name="Visited_20_Internet_20_Link">13 déc. 2021 à 18:33</text:a></text:p>
      <text:p text:style-name="Text_20_body">Frédéric Charpentier sur <text:a xlink:type="simple" xlink:href="https://trello.com/c/QYZkAjp5" text:style-name="Internet_20_link" text:visited-style-name="Visited_20_Internet_20_Link">Peer review du groupe 3</text:a> <text:a xlink:type="simple" xlink:href="https://trello.com/c/QYZkAjp5/21-peer-review-du-groupe-3#comment-61b7396b7797441c1d391142" text:style-name="Internet_20_link" text:visited-style-name="Visited_20_Internet_20_Link">13 déc. 2021 à 13:15</text:a></text:p>
      <text:p text:style-name="Text_20_body">Ça calme..</text:p>
      <text:p text:style-name="P6">Maxence Ubertalli a attaché <text:a xlink:type="simple" xlink:href="https://trello.com/1/cards/61b71286d59f1b62191f0e8a/attachments/61b72353d4dca65548a0a8c8/download/Modèle_peer-review.odt" text:style-name="Internet_20_link" text:visited-style-name="Visited_20_Internet_20_Link">Modèle peer-review.odt</text:a> à <text:a xlink:type="simple" xlink:href="https://trello.com/c/QYZkAjp5" text:style-name="Internet_20_link" text:visited-style-name="Visited_20_Internet_20_Link">Peer review du groupe 3</text:a> <text:a xlink:type="simple" xlink:href="https://trello.com/c/QYZkAjp5/21-peer-review-du-groupe-3#action-61b72353d4dca65548a0a8d3" text:style-name="Internet_20_link" text:visited-style-name="Visited_20_Internet_20_Link">13 déc. 2021 à 11:41</text:a> </text:p>
      <text:p text:style-name="P6">Maxence Ubertalli a remplacé la date d'échéance de la carte <text:a xlink:type="simple" xlink:href="https://trello.com/c/QYZkAjp5" text:style-name="Internet_20_link" text:visited-style-name="Visited_20_Internet_20_Link">Peer review du groupe 3</text:a> par celle-ci : 13 déc. 2021 à 23:59</text:p>
      <text:p text:style-name="P6"><text:a xlink:type="simple" xlink:href="https://trello.com/c/QYZkAjp5/21-peer-review-du-groupe-3#action-61b7231b97fe2235f4523960" text:style-name="Internet_20_link" text:visited-style-name="Visited_20_Internet_20_Link">13 déc. 2021 à 11:40</text:a></text:p>
      <text:p text:style-name="P6">Maxence Ubertalli a ajouté halo.ly.150698 à <text:a xlink:type="simple" xlink:href="https://trello.com/c/QYZkAjp5" text:style-name="Internet_20_link" text:visited-style-name="Visited_20_Internet_20_Link">Peer review du groupe 3</text:a></text:p>
      <text:p text:style-name="P6"><text:a xlink:type="simple" xlink:href="https://trello.com/c/QYZkAjp5/21-peer-review-du-groupe-3#action-61b71463ef4a96154f1ca8a7" text:style-name="Internet_20_link" text:visited-style-name="Visited_20_Internet_20_Link">13 déc. 2021 à 10:37</text:a></text:p>
      <text:p text:style-name="P6">Maxence Ubertalli a ajouté Frédéric Charpentier à <text:a xlink:type="simple" xlink:href="https://trello.com/c/QYZkAjp5" text:style-name="Internet_20_link" text:visited-style-name="Visited_20_Internet_20_Link">Peer review du groupe 3</text:a></text:p>
      <text:p text:style-name="P6"><text:a xlink:type="simple" xlink:href="https://trello.com/c/QYZkAjp5/21-peer-review-du-groupe-3#action-61b7146398a42a61ed14d652" text:style-name="Internet_20_link" text:visited-style-name="Visited_20_Internet_20_Link">13 déc. 2021 à 10:37</text:a></text:p>
      <text:p text:style-name="P6">Maxence Ubertalli a ajouté Aicha OUHSSAINE à <text:a xlink:type="simple" xlink:href="https://trello.com/c/QYZkAjp5" text:style-name="Internet_20_link" text:visited-style-name="Visited_20_Internet_20_Link">Peer review du groupe 3</text:a></text:p>
      <text:p text:style-name="P6"><text:a xlink:type="simple" xlink:href="https://trello.com/c/QYZkAjp5/21-peer-review-du-groupe-3#action-61b7146264e71b33e83b2619" text:style-name="Internet_20_link" text:visited-style-name="Visited_20_Internet_20_Link">13 déc. 2021 à 10:37</text:a></text:p>
      <text:p text:style-name="P6">Maxence Ubertalli a rejoint <text:a xlink:type="simple" xlink:href="https://trello.com/c/QYZkAjp5" text:style-name="Internet_20_link" text:visited-style-name="Visited_20_Internet_20_Link">Peer review du groupe 3</text:a></text:p>
      <text:p text:style-name="P6"><text:a xlink:type="simple" xlink:href="https://trello.com/c/QYZkAjp5/21-peer-review-du-groupe-3#action-61b714623d3e6a041ea374d8" text:style-name="Internet_20_link" text:visited-style-name="Visited_20_Internet_20_Link">13 déc. 2021 à 10:37</text:a></text:p>
      <text:p text:style-name="P6">Maxence Ubertalli a défini l'échéance suivante pour la carte <text:a xlink:type="simple" xlink:href="https://trello.com/c/fKz8lvuB" text:style-name="Internet_20_link" text:visited-style-name="Visited_20_Internet_20_Link">Rendu final</text:a> : Demain à 23:59</text:p>
      <text:p text:style-name="P6"><text:a xlink:type="simple" xlink:href="https://trello.com/c/fKz8lvuB/24-rendu-final#action-61b713fc9dc69c2cf396e7a5" text:style-name="Internet_20_link" text:visited-style-name="Visited_20_Internet_20_Link">13 déc. 2021 à 10:35</text:a></text:p>
      <text:p text:style-name="P6">Maxence Ubertalli a ajouté <text:a xlink:type="simple" xlink:href="https://trello.com/c/fKz8lvuB" text:style-name="Internet_20_link" text:visited-style-name="Visited_20_Internet_20_Link">Rendu final</text:a> à Echéances</text:p>
      <text:p text:style-name="P6"><text:a xlink:type="simple" xlink:href="https://trello.com/c/fKz8lvuB/24-rendu-final#action-61b713e9904fca8818af0967" text:style-name="Internet_20_link" text:visited-style-name="Visited_20_Internet_20_Link">13 déc. 2021 à 10:35</text:a></text:p>
      <text:p text:style-name="P6">Maxence Ubertalli a défini l'échéance suivante pour la carte <text:a xlink:type="simple" xlink:href="https://trello.com/c/R8vNK6Nx" text:style-name="Internet_20_link" text:visited-style-name="Visited_20_Internet_20_Link">Post soutenance</text:a> : Hier à 14:00</text:p>
      <text:p text:style-name="P6"><text:a xlink:type="simple" xlink:href="https://trello.com/c/R8vNK6Nx/23-post-soutenance#action-61b713b82dfa200a445abf79" text:style-name="Internet_20_link" text:visited-style-name="Visited_20_Internet_20_Link">13 déc. 2021 à 10:34</text:a></text:p>
      <text:p text:style-name="P6">Maxence Ubertalli a ajouté <text:a xlink:type="simple" xlink:href="https://trello.com/c/R8vNK6Nx" text:style-name="Internet_20_link" text:visited-style-name="Visited_20_Internet_20_Link">Post soutenance</text:a> à Echéances</text:p>
      <text:p text:style-name="P6"><text:a xlink:type="simple" xlink:href="https://trello.com/c/R8vNK6Nx/23-post-soutenance#action-61b713af71e9ac6d2891370e" text:style-name="Internet_20_link" text:visited-style-name="Visited_20_Internet_20_Link">13 déc. 2021 à 10:34</text:a></text:p>
      <text:p text:style-name="P6">Maxence Ubertalli a défini l'échéance suivante pour la carte <text:a xlink:type="simple" xlink:href="https://trello.com/c/waKbmHN1" text:style-name="Internet_20_link" text:visited-style-name="Visited_20_Internet_20_Link">Soutenance</text:a> : 12 janv. à 14:00</text:p>
      <text:p text:style-name="P6"><text:a xlink:type="simple" xlink:href="https://trello.com/c/waKbmHN1/22-soutenance#action-61b7139d4472ef088519781c" text:style-name="Internet_20_link" text:visited-style-name="Visited_20_Internet_20_Link">13 déc. 2021 à 10:34</text:a></text:p>
      <text:p text:style-name="P6">Maxence Ubertalli a ajouté <text:a xlink:type="simple" xlink:href="https://trello.com/c/waKbmHN1" text:style-name="Internet_20_link" text:visited-style-name="Visited_20_Internet_20_Link">Soutenance</text:a> à Echéances</text:p>
      <text:p text:style-name="P6"><text:a xlink:type="simple" xlink:href="https://trello.com/c/waKbmHN1/22-soutenance#action-61b7138cdce76f4daed4c7e6" text:style-name="Internet_20_link" text:visited-style-name="Visited_20_Internet_20_Link">13 déc. 2021 à 10:34</text:a></text:p>
      <text:p text:style-name="P6">Maxence Ubertalli a ajouté Echéances à ce tableau</text:p>
      <text:p text:style-name="P6">13 déc. 2021 à 10:33</text:p>
      <text:p text:style-name="P6">Maxence Ubertalli a indiqué que la date d'échéance de la carte <text:a xlink:type="simple" xlink:href="https://trello.com/c/QYZkAjp5" text:style-name="Internet_20_link" text:visited-style-name="Visited_20_Internet_20_Link">Peer review du groupe 3</text:a> n'avait pas été respectée</text:p>
      <text:p text:style-name="P6"><text:a xlink:type="simple" xlink:href="https://trello.com/c/QYZkAjp5/21-peer-review-du-groupe-3#action-61b7134e5c69ce6daeddd6e2" text:style-name="Internet_20_link" text:visited-style-name="Visited_20_Internet_20_Link">13 déc. 2021 à 10:33</text:a></text:p>
      <text:p text:style-name="P6">Maxence Ubertalli a indiqué que la date d'échéance de la carte <text:a xlink:type="simple" xlink:href="https://trello.com/c/QYZkAjp5" text:style-name="Internet_20_link" text:visited-style-name="Visited_20_Internet_20_Link">Peer review du groupe 3</text:a> avait été respectée</text:p>
      <text:p text:style-name="P6"><text:a xlink:type="simple" xlink:href="https://trello.com/c/QYZkAjp5/21-peer-review-du-groupe-3#action-61b7134c114bb6803916aff9" text:style-name="Internet_20_link" text:visited-style-name="Visited_20_Internet_20_Link">13 déc. 2021 à 10:33</text:a></text:p>
      <text:p text:style-name="P6"><text:soft-page-break/>Maxence Ubertalli a défini l'échéance suivante pour la carte <text:a xlink:type="simple" xlink:href="https://trello.com/c/nVAxujDP" text:style-name="Internet_20_link" text:visited-style-name="Visited_20_Internet_20_Link">Propositions designs</text:a> : 13 déc. 2021 à 14:00</text:p>
      <text:p text:style-name="P6"><text:a xlink:type="simple" xlink:href="https://trello.com/c/nVAxujDP/10-propositions-designs#action-61b7131f6a80515d6b1af57a" text:style-name="Internet_20_link" text:visited-style-name="Visited_20_Internet_20_Link">13 déc. 2021 à 10:32</text:a></text:p>
      <text:p text:style-name="P6">Maxence Ubertalli a supprimé la carte #20 de ToDo</text:p>
      <text:p text:style-name="P6">13 déc. 2021 à 10:31</text:p>
      <text:p text:style-name="P6">Maxence Ubertalli a défini l'échéance suivante pour la carte <text:a xlink:type="simple" xlink:href="https://trello.com/c/QYZkAjp5" text:style-name="Internet_20_link" text:visited-style-name="Visited_20_Internet_20_Link">Peer review du groupe 3</text:a> : 14 déc. 2021 à 14:00</text:p>
      <text:p text:style-name="P6"><text:a xlink:type="simple" xlink:href="https://trello.com/c/QYZkAjp5/21-peer-review-du-groupe-3#action-61b712d1e73cd60f577fa7b8" text:style-name="Internet_20_link" text:visited-style-name="Visited_20_Internet_20_Link">13 déc. 2021 à 10:30</text:a></text:p>
      <text:p text:style-name="Text_20_body">Maxence Ubertalli sur <text:a xlink:type="simple" xlink:href="https://trello.com/c/QYZkAjp5" text:style-name="Internet_20_link" text:visited-style-name="Visited_20_Internet_20_Link">Peer review du groupe 3</text:a> <text:a xlink:type="simple" xlink:href="https://trello.com/c/QYZkAjp5/21-peer-review-du-groupe-3#comment-61b712adde13ed14249e2a64" text:style-name="Internet_20_link" text:visited-style-name="Visited_20_Internet_20_Link">13 déc. 2021 à 10:30</text:a></text:p>
      <text:p text:style-name="Text_20_body">Revue du doc de cadrage du groupe 3</text:p>
      <text:p text:style-name="P6">Maxence Ubertalli a ajouté <text:a xlink:type="simple" xlink:href="https://trello.com/c/QYZkAjp5" text:style-name="Internet_20_link" text:visited-style-name="Visited_20_Internet_20_Link">Peer review du groupe 3</text:a> à ToDo</text:p>
      <text:p text:style-name="P6"><text:a xlink:type="simple" xlink:href="https://trello.com/c/QYZkAjp5/21-peer-review-du-groupe-3#action-61b71286d59f1b62191f0e94" text:style-name="Internet_20_link" text:visited-style-name="Visited_20_Internet_20_Link">13 déc. 2021 à 10:29</text:a></text:p>
      <text:p text:style-name="P6">Maxence Ubertalli a attaché <text:a xlink:type="simple" xlink:href="https://trello.com/1/cards/61b1e6a935e0d25089cf0d5d/attachments/61b7118a3856d642281b0069/download/Proposition.odp" text:style-name="Internet_20_link" text:visited-style-name="Visited_20_Internet_20_Link">Proposition.odp</text:a> à <text:a xlink:type="simple" xlink:href="https://trello.com/c/nVAxujDP" text:style-name="Internet_20_link" text:visited-style-name="Visited_20_Internet_20_Link">Propositions designs</text:a> <text:a xlink:type="simple" xlink:href="https://trello.com/c/nVAxujDP/10-propositions-designs#action-61b7118b3856d642281b0071" text:style-name="Internet_20_link" text:visited-style-name="Visited_20_Internet_20_Link">13 déc. 2021 à 10:25</text:a> </text:p>
      <text:p text:style-name="P6">Maxence Ubertalli a supprimé la pièce jointe Proposition.odp de <text:a xlink:type="simple" xlink:href="https://trello.com/c/nVAxujDP" text:style-name="Internet_20_link" text:visited-style-name="Visited_20_Internet_20_Link">Propositions designs</text:a></text:p>
      <text:p text:style-name="P6"><text:a xlink:type="simple" xlink:href="https://trello.com/c/nVAxujDP/10-propositions-designs#action-61b711859566716d157ef77e" text:style-name="Internet_20_link" text:visited-style-name="Visited_20_Internet_20_Link">13 déc. 2021 à 10:25</text:a></text:p>
      <text:p text:style-name="Text_20_body">Maxence Ubertalli sur <text:a xlink:type="simple" xlink:href="https://trello.com/c/PJGxg1em" text:style-name="Internet_20_link" text:visited-style-name="Visited_20_Internet_20_Link">Récupération Données Deezer</text:a> <text:a xlink:type="simple" xlink:href="https://trello.com/c/PJGxg1em/5-récupération-données-deezer#comment-61b70c4958d7ff70a2737ef6" text:style-name="Internet_20_link" text:visited-style-name="Visited_20_Internet_20_Link">13 déc. 2021 à 10:03</text:a></text:p>
      <text:p text:style-name="Text_20_body">Adaptation rapide du code python réalisé sur la base CD à Deezer (cf DataViz-DeezerGraphsTest.ipynb).<text:line-break/>Mezt en évidence la problématique de compatibilité des bases<text:line-break/>- Genre absent de Deezer (?)<text:line-break/>- Données Par titre de chanson et non d'album...<text:line-break/>- Pratiques différentes : écoute d'albums pour l'un (1 album = plusieurs titres, mais ils sont inconnus sur "CD") de playlist pour l'autre (1 titre à la fois, information plus précise mais qui génère très vite des nombres plus importants)</text:p>
      <text:p text:style-name="P6">Maxence Ubertalli a attaché DataViz-DeezerGraphsTest.ipynb à <text:a xlink:type="simple" xlink:href="https://trello.com/c/PJGxg1em" text:style-name="Internet_20_link" text:visited-style-name="Visited_20_Internet_20_Link">Récupération Données Deezer</text:a> <text:a xlink:type="simple" xlink:href="https://trello.com/c/PJGxg1em/5-récupération-données-deezer#action-61b70c4535eb606191371b15" text:style-name="Internet_20_link" text:visited-style-name="Visited_20_Internet_20_Link">13 déc. 2021 à 10:03</text:a> </text:p>
      <text:p text:style-name="P6">Maxence Ubertalli a attaché Proposition.odp à <text:a xlink:type="simple" xlink:href="https://trello.com/c/nVAxujDP" text:style-name="Internet_20_link" text:visited-style-name="Visited_20_Internet_20_Link">Propositions designs</text:a> <text:a xlink:type="simple" xlink:href="https://trello.com/c/nVAxujDP/10-propositions-designs#action-61b70ab68bb4f0409e9c4499" text:style-name="Internet_20_link" text:visited-style-name="Visited_20_Internet_20_Link">13 déc. 2021 à 09:56</text:a> </text:p>
      <text:p text:style-name="P6">Maxence Ubertalli a attaché history.csv à <text:a xlink:type="simple" xlink:href="https://trello.com/c/PIZoU8JF" text:style-name="Internet_20_link" text:visited-style-name="Visited_20_Internet_20_Link">Récupération Données CD</text:a> <text:a xlink:type="simple" xlink:href="https://trello.com/c/PIZoU8JF/9-récupération-données-cd#action-61b70a8441292954d854b752" text:style-name="Internet_20_link" text:visited-style-name="Visited_20_Internet_20_Link">13 déc. 2021 à 09:55</text:a> </text:p>
      <text:p text:style-name="P6">Maxence Ubertalli a attaché DataViz-CDrandom-V2.ipynb à <text:a xlink:type="simple" xlink:href="https://trello.com/c/PIZoU8JF" text:style-name="Internet_20_link" text:visited-style-name="Visited_20_Internet_20_Link">Récupération Données CD</text:a> <text:a xlink:type="simple" xlink:href="https://trello.com/c/PIZoU8JF/9-récupération-données-cd#action-61b70a84392cc402957e796d" text:style-name="Internet_20_link" text:visited-style-name="Visited_20_Internet_20_Link">13 déc. 2021 à 09:55</text:a> </text:p>
      <text:p text:style-name="P6">Maxence Ubertalli a supprimé la pièce jointe history.csv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70a7903d6922ca9d76185" text:style-name="Internet_20_link" text:visited-style-name="Visited_20_Internet_20_Link">13 déc. 2021 à 09:55</text:a></text:p>
      <text:p text:style-name="P6">Maxence Ubertalli a supprimé la pièce jointe DataViz-CDrandom-V2.ipynb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70a4aeede446c15188a45" text:style-name="Internet_20_link" text:visited-style-name="Visited_20_Internet_20_Link">13 déc. 2021 à 09:54</text:a></text:p>
      <text:p text:style-name="Text_20_body">Maxence Ubertalli sur <text:a xlink:type="simple" xlink:href="https://trello.com/c/PIZoU8JF" text:style-name="Internet_20_link" text:visited-style-name="Visited_20_Internet_20_Link">Récupération Données CD</text:a> <text:a xlink:type="simple" xlink:href="https://trello.com/c/PIZoU8JF/9-récupération-données-cd#comment-61b702d141cee57f224a123b" text:style-name="Internet_20_link" text:visited-style-name="Visited_20_Internet_20_Link">13 déc. 2021 à 09:22</text:a> (modifié)</text:p>
      <text:list xml:id="list2746799507" text:style-name="L1">
        <text:list-item>
          <text:p text:style-name="P7">Select de la période </text:p>
        </text:list-item>
        <text:list-item>
          <text:p text:style-name="P7">Select du genre </text:p>
        </text:list-item>
        <text:list-item>
          <text:p text:style-name="P4">Nouvelles variantes de graphs </text:p>
        </text:list-item>
      </text:list>
      <text:p text:style-name="P6">Maxence Ubertalli a attaché history.csv à <text:a xlink:type="simple" xlink:href="https://trello.com/c/PIZoU8JF" text:style-name="Internet_20_link" text:visited-style-name="Visited_20_Internet_20_Link">Récupération Données CD</text:a> <text:a xlink:type="simple" xlink:href="https://trello.com/c/PIZoU8JF/9-récupération-données-cd#action-61b702ac3f56cc67631df8bc" text:style-name="Internet_20_link" text:visited-style-name="Visited_20_Internet_20_Link">13 déc. 2021 à 09:22</text:a> </text:p>
      <text:p text:style-name="P6"><text:soft-page-break/>Maxence Ubertalli a attaché DataViz-CDrandom-V2.ipynb à <text:a xlink:type="simple" xlink:href="https://trello.com/c/PIZoU8JF" text:style-name="Internet_20_link" text:visited-style-name="Visited_20_Internet_20_Link">Récupération Données CD</text:a> <text:a xlink:type="simple" xlink:href="https://trello.com/c/PIZoU8JF/9-récupération-données-cd#action-61b702acec18fe2bb239cfbc" text:style-name="Internet_20_link" text:visited-style-name="Visited_20_Internet_20_Link">13 déc. 2021 à 09:22</text:a> </text:p>
      <text:p text:style-name="P6">Maxence Ubertalli a supprimé la pièce jointe history.csv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702a053eb976f7bfeadfc" text:style-name="Internet_20_link" text:visited-style-name="Visited_20_Internet_20_Link">13 déc. 2021 à 09:21</text:a></text:p>
      <text:p text:style-name="P6">Maxence Ubertalli a supprimé la pièce jointe DataViz-CDrandom-V2.ipynb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7029d9b2cea25e35f3fcb" text:style-name="Internet_20_link" text:visited-style-name="Visited_20_Internet_20_Link">13 déc. 2021 à 09:21</text:a></text:p>
      <text:p text:style-name="P6">Maxence Ubertalli a attaché DataViz-CDrandom-V2.ipynb à <text:a xlink:type="simple" xlink:href="https://trello.com/c/PIZoU8JF" text:style-name="Internet_20_link" text:visited-style-name="Visited_20_Internet_20_Link">Récupération Données CD</text:a> <text:a xlink:type="simple" xlink:href="https://trello.com/c/PIZoU8JF/9-récupération-données-cd#action-61b6895382b6b367f84a3079" text:style-name="Internet_20_link" text:visited-style-name="Visited_20_Internet_20_Link">13 déc. 2021 à 00:44</text:a> </text:p>
      <text:p text:style-name="P6">Maxence Ubertalli a supprimé la pièce jointe DataViz-CDrandom-V2.ipynb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6894c6b09eb2b009622c7" text:style-name="Internet_20_link" text:visited-style-name="Visited_20_Internet_20_Link">13 déc. 2021 à 00:44</text:a></text:p>
      <text:p text:style-name="Text_20_body">Maxence Ubertalli sur <text:a xlink:type="simple" xlink:href="https://trello.com/c/PIZoU8JF" text:style-name="Internet_20_link" text:visited-style-name="Visited_20_Internet_20_Link">Récupération Données CD</text:a> <text:a xlink:type="simple" xlink:href="https://trello.com/c/PIZoU8JF/9-récupération-données-cd#comment-61b66545398caa6d4b725934" text:style-name="Internet_20_link" text:visited-style-name="Visited_20_Internet_20_Link">12 déc. 2021 à 22:10</text:a></text:p>
      <text:list xml:id="list362431642" text:style-name="L2">
        <text:list-item>
          <text:p text:style-name="P8">Fichier initial CD2010.csv revu (Noms de colonnes, genres plus précis...) </text:p>
        </text:list-item>
        <text:list-item>
          <text:p text:style-name="P8">Nouveaux poids pour l'aléatoire (pour chaque plage horaire de chaque jour) </text:p>
        </text:list-item>
        <text:list-item>
          <text:p text:style-name="P8">Nouvelles propositions de graphs à partir desquels on pourrait naviguer dans les visus </text:p>
        </text:list-item>
        <text:list-item>
          <text:p text:style-name="P5">Corrections d'erreurs dans le code précédent </text:p>
        </text:list-item>
      </text:list>
      <text:p text:style-name="P6">Maxence Ubertalli a attaché <text:a xlink:type="simple" xlink:href="https://trello.com/1/cards/61b1e687cdefc989123aedd7/attachments/61b66461301f0a8cf5d71fd5/download/ProbDaysHours.csv" text:style-name="Internet_20_link" text:visited-style-name="Visited_20_Internet_20_Link">ProbDaysHours.csv</text:a> à <text:a xlink:type="simple" xlink:href="https://trello.com/c/PIZoU8JF" text:style-name="Internet_20_link" text:visited-style-name="Visited_20_Internet_20_Link">Récupération Données CD</text:a> <text:a xlink:type="simple" xlink:href="https://trello.com/c/PIZoU8JF/9-récupération-données-cd#action-61b66462301f0a8cf5d71fdb" text:style-name="Internet_20_link" text:visited-style-name="Visited_20_Internet_20_Link">12 déc. 2021 à 22:06</text:a> </text:p>
      <text:p text:style-name="P6">Maxence Ubertalli a attaché history.csv à <text:a xlink:type="simple" xlink:href="https://trello.com/c/PIZoU8JF" text:style-name="Internet_20_link" text:visited-style-name="Visited_20_Internet_20_Link">Récupération Données CD</text:a> <text:a xlink:type="simple" xlink:href="https://trello.com/c/PIZoU8JF/9-récupération-données-cd#action-61b66461f46f6f547d5c4c98" text:style-name="Internet_20_link" text:visited-style-name="Visited_20_Internet_20_Link">12 déc. 2021 à 22:06</text:a> </text:p>
      <text:p text:style-name="P6">Maxence Ubertalli a attaché DataViz-CDrandom-V2.ipynb à <text:a xlink:type="simple" xlink:href="https://trello.com/c/PIZoU8JF" text:style-name="Internet_20_link" text:visited-style-name="Visited_20_Internet_20_Link">Récupération Données CD</text:a> <text:a xlink:type="simple" xlink:href="https://trello.com/c/PIZoU8JF/9-récupération-données-cd#action-61b664615b50dd20ae02cdae" text:style-name="Internet_20_link" text:visited-style-name="Visited_20_Internet_20_Link">12 déc. 2021 à 22:06</text:a> </text:p>
      <text:p text:style-name="P6">Maxence Ubertalli a attaché <text:a xlink:type="simple" xlink:href="https://trello.com/1/cards/61b1e687cdefc989123aedd7/attachments/61b66460e1b03e726a65ac57/download/CD2010.csv" text:style-name="Internet_20_link" text:visited-style-name="Visited_20_Internet_20_Link">CD2010.csv</text:a> à <text:a xlink:type="simple" xlink:href="https://trello.com/c/PIZoU8JF" text:style-name="Internet_20_link" text:visited-style-name="Visited_20_Internet_20_Link">Récupération Données CD</text:a> <text:a xlink:type="simple" xlink:href="https://trello.com/c/PIZoU8JF/9-récupération-données-cd#action-61b66460e1b03e726a65ac69" text:style-name="Internet_20_link" text:visited-style-name="Visited_20_Internet_20_Link">12 déc. 2021 à 22:06</text:a> </text:p>
      <text:p text:style-name="Text_20_body">Frédéric Charpentier sur <text:a xlink:type="simple" xlink:href="https://trello.com/c/PJGxg1em" text:style-name="Internet_20_link" text:visited-style-name="Visited_20_Internet_20_Link">Récupération Données Deezer</text:a> <text:a xlink:type="simple" xlink:href="https://trello.com/c/PJGxg1em/5-récupération-données-deezer#comment-61b624ba88b8a4460a4f7fea" text:style-name="Internet_20_link" text:visited-style-name="Visited_20_Internet_20_Link">12 déc. 2021 à 17:35</text:a> (modifié)</text:p>
      <text:p text:style-name="Text_20_body">Pardon, je voulais dire "la forge". C'est bon, je viens d'ajouter mes fichiers au projet.</text:p>
      <text:p text:style-name="P6">Maxence Ubertalli a supprimé la pièce jointe CD2010-Clean.csv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6228e96ddd03200649f7b" text:style-name="Internet_20_link" text:visited-style-name="Visited_20_Internet_20_Link">12 déc. 2021 à 17:25</text:a></text:p>
      <text:p text:style-name="P6">Maxence Ubertalli a supprimé la pièce jointe DataViz-CDrandom-V2.ipynb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6226cc92c2e649d486ac8" text:style-name="Internet_20_link" text:visited-style-name="Visited_20_Internet_20_Link">12 déc. 2021 à 17:25</text:a></text:p>
      <text:p text:style-name="P6">Maxence Ubertalli a supprimé la pièce jointe ProbDaysHours.csv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622691946bd36b376fdaf" text:style-name="Internet_20_link" text:visited-style-name="Visited_20_Internet_20_Link">12 déc. 2021 à 17:25</text:a></text:p>
      <text:p text:style-name="P6">Maxence Ubertalli a supprimé la pièce jointe history.csv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622675e32f32caff0d413" text:style-name="Internet_20_link" text:visited-style-name="Visited_20_Internet_20_Link">12 déc. 2021 à 17:25</text:a></text:p>
      <text:p text:style-name="P6">Maxence Ubertalli a déplacé <text:a xlink:type="simple" xlink:href="https://trello.com/c/PIZoU8JF" text:style-name="Internet_20_link" text:visited-style-name="Visited_20_Internet_20_Link">Récupération Données CD</text:a> depuis ToDo vers ToBeReviewed</text:p>
      <text:p text:style-name="P6"><text:a xlink:type="simple" xlink:href="https://trello.com/c/PIZoU8JF/9-récupération-données-cd#action-61b61b87b6a32e0e5d771c58" text:style-name="Internet_20_link" text:visited-style-name="Visited_20_Internet_20_Link">12 déc. 2021 à 16:55</text:a></text:p>
      <text:p text:style-name="P6">Maxence Ubertalli a archivé <text:a xlink:type="simple" xlink:href="https://trello.com/c/sKOGAeoV" text:style-name="Internet_20_link" text:visited-style-name="Visited_20_Internet_20_Link">Lien Projet ForgeIn</text:a></text:p>
      <text:p text:style-name="P6">12 déc. 2021 à 16:54</text:p>
      <text:p text:style-name="P6">Maxence Ubertalli a ajouté </text:p>
      <text:p text:style-name="P6">à Informations</text:p>
      <text:p text:style-name="P6"><text:a xlink:type="simple" xlink:href="https://trello.com/c/YQZM3ixs/19-https-forgeuniv-lyon1fr-p2112571-music-streaming-dataviz-tree-main#action-61b61b2c9161b542df593493" text:style-name="Internet_20_link" text:visited-style-name="Visited_20_Internet_20_Link">12 déc. 2021 à 16:54</text:a></text:p>
      <text:p text:style-name="P6">Maxence Ubertalli a ajouté <text:a xlink:type="simple" xlink:href="https://trello.com/c/sKOGAeoV" text:style-name="Internet_20_link" text:visited-style-name="Visited_20_Internet_20_Link">Lien Projet ForgeIn</text:a> à Informations</text:p>
      <text:p text:style-name="P6">12 déc. 2021 à 16:54</text:p>
      <text:p text:style-name="Text_20_body"><text:soft-page-break/>Maxence Ubertalli sur <text:a xlink:type="simple" xlink:href="https://trello.com/c/PJGxg1em" text:style-name="Internet_20_link" text:visited-style-name="Visited_20_Internet_20_Link">Récupération Données Deezer</text:a> <text:a xlink:type="simple" xlink:href="https://trello.com/c/PJGxg1em/5-récupération-données-deezer#comment-61b61b14d02a6320337506c8" text:style-name="Internet_20_link" text:visited-style-name="Visited_20_Internet_20_Link">12 déc. 2021 à 16:53</text:a></text:p>
      <text:p text:style-name="Text_20_body">@fredericcharpentier12 Bien d'avoir une source réelle de données.<text:line-break/>Le GitHub du projet n'a pas encore été créé, seulement donc tu peux le faire.<text:line-break/>Sinon, je vous ai invité tous les 4 sur ce que j'ai créé sur forgein mais j'imagine qu'il faudra à terme crée un "vrai" github. Le lien c-dessous et que j'ajoute dans la carte Informations du Trello.</text:p>
      <text:p text:style-name="P6">Frédéric Charpentier a déplacé <text:a xlink:type="simple" xlink:href="https://trello.com/c/PJGxg1em" text:style-name="Internet_20_link" text:visited-style-name="Visited_20_Internet_20_Link">Récupération Données Deezer</text:a> depuis ToDo vers ToBeReviewed</text:p>
      <text:p text:style-name="P6"><text:a xlink:type="simple" xlink:href="https://trello.com/c/PJGxg1em/5-récupération-données-deezer#action-61b5fb491d484f32b3f87f02" text:style-name="Internet_20_link" text:visited-style-name="Visited_20_Internet_20_Link">12 déc. 2021 à 14:38</text:a></text:p>
      <text:p text:style-name="Text_20_body">Frédéric Charpentier sur <text:a xlink:type="simple" xlink:href="https://trello.com/c/PJGxg1em" text:style-name="Internet_20_link" text:visited-style-name="Visited_20_Internet_20_Link">Récupération Données Deezer</text:a> <text:a xlink:type="simple" xlink:href="https://trello.com/c/PJGxg1em/5-récupération-données-deezer#comment-61b5f797e77c5b14c6969cdb" text:style-name="Internet_20_link" text:visited-style-name="Visited_20_Internet_20_Link">12 déc. 2021 à 14:22</text:a></text:p>
      <text:p text:style-name="Text_20_body">Le script semble fonctionner. Problème : Il semble que Deezer ne conserve que les cent dernières écoutes.<text:line-break/>Il faudra donc relancer le script de temps en temps pour faire grossir le fichier json qu'il collecte.<text:line-break/>Puis-je avoir accès au github pour y enregistrer le script et le fichier json qu’il collecte ?</text:p>
      <text:p text:style-name="Text_20_body">Maxence Ubertalli sur <text:a xlink:type="simple" xlink:href="https://trello.com/c/PIZoU8JF" text:style-name="Internet_20_link" text:visited-style-name="Visited_20_Internet_20_Link">Récupération Données CD</text:a> <text:a xlink:type="simple" xlink:href="https://trello.com/c/PIZoU8JF/9-récupération-données-cd#comment-61b5ba5f63b66730253a0654" text:style-name="Internet_20_link" text:visited-style-name="Visited_20_Internet_20_Link">12 déc. 2021 à 10:01</text:a></text:p>
      <text:p text:style-name="Text_20_body">Version améliorée du code python pour la génération de l'historique.<text:line-break/>- Ajout d'une condition aléatoire (weighted) pour écoute ou non sur chaque plage horaire de chaque jour).<text:line-break/>- Quelques graphs générés à la fin</text:p>
      <text:p text:style-name="P6">Maxence Ubertalli a attaché history.csv à <text:a xlink:type="simple" xlink:href="https://trello.com/c/PIZoU8JF" text:style-name="Internet_20_link" text:visited-style-name="Visited_20_Internet_20_Link">Récupération Données CD</text:a> <text:a xlink:type="simple" xlink:href="https://trello.com/c/PIZoU8JF/9-récupération-données-cd#action-61b5ba095d35571da2d0d58c" text:style-name="Internet_20_link" text:visited-style-name="Visited_20_Internet_20_Link">12 déc. 2021 à 09:59</text:a> </text:p>
      <text:p text:style-name="P6">Maxence Ubertalli a supprimé la pièce jointe history.csv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5ba019e148b7434fdb5f9" text:style-name="Internet_20_link" text:visited-style-name="Visited_20_Internet_20_Link">12 déc. 2021 à 09:59</text:a></text:p>
      <text:p text:style-name="P6">Maxence Ubertalli a supprimé la pièce jointe DataViz-CDrandom-V1.ipynb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5b9f9b11351036825c241" text:style-name="Internet_20_link" text:visited-style-name="Visited_20_Internet_20_Link">12 déc. 2021 à 09:59</text:a></text:p>
      <text:p text:style-name="P6">Maxence Ubertalli a attaché ProbDaysHours.csv à <text:a xlink:type="simple" xlink:href="https://trello.com/c/PIZoU8JF" text:style-name="Internet_20_link" text:visited-style-name="Visited_20_Internet_20_Link">Récupération Données CD</text:a> <text:a xlink:type="simple" xlink:href="https://trello.com/c/PIZoU8JF/9-récupération-données-cd#action-61b5b9e6ef228a5dbff60f4b" text:style-name="Internet_20_link" text:visited-style-name="Visited_20_Internet_20_Link">12 déc. 2021 à 09:59</text:a> </text:p>
      <text:p text:style-name="P6">Maxence Ubertalli a attaché DataViz-CDrandom-V2.ipynb à <text:a xlink:type="simple" xlink:href="https://trello.com/c/PIZoU8JF" text:style-name="Internet_20_link" text:visited-style-name="Visited_20_Internet_20_Link">Récupération Données CD</text:a> <text:a xlink:type="simple" xlink:href="https://trello.com/c/PIZoU8JF/9-récupération-données-cd#action-61b5b9e5e65c2616f8903a3f" text:style-name="Internet_20_link" text:visited-style-name="Visited_20_Internet_20_Link">12 déc. 2021 à 09:59</text:a> </text:p>
      <text:p text:style-name="P6">Maxence Ubertalli a retiré Aicha OUHSSAINE de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34fa16dbab37a6566a3c9" text:style-name="Internet_20_link" text:visited-style-name="Visited_20_Internet_20_Link">10 déc. 2021 à 14:01</text:a></text:p>
      <text:p text:style-name="P6">Maxence Ubertalli a ajouté Frédéric Charpentier à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34f9d3b0ccd48cd4bc5f6" text:style-name="Internet_20_link" text:visited-style-name="Visited_20_Internet_20_Link">10 déc. 2021 à 14:01</text:a></text:p>
      <text:p text:style-name="P6">Maxence Ubertalli a ajouté halo.ly.150698 à <text:a xlink:type="simple" xlink:href="https://trello.com/c/6xWHzWsL" text:style-name="Internet_20_link" text:visited-style-name="Visited_20_Internet_20_Link">Mise à jour des liens pertinents</text:a></text:p>
      <text:p text:style-name="P6"><text:a xlink:type="simple" xlink:href="https://trello.com/c/6xWHzWsL/17-mise-à-jour-des-liens-pertinents#action-61b33000f48a99039be8a093" text:style-name="Internet_20_link" text:visited-style-name="Visited_20_Internet_20_Link">10 déc. 2021 à 11:46</text:a></text:p>
      <text:p text:style-name="P6">Maxence Ubertalli a ajouté Aicha OUHSSAINE à <text:a xlink:type="simple" xlink:href="https://trello.com/c/6xWHzWsL" text:style-name="Internet_20_link" text:visited-style-name="Visited_20_Internet_20_Link">Mise à jour des liens pertinents</text:a></text:p>
      <text:p text:style-name="P6"><text:a xlink:type="simple" xlink:href="https://trello.com/c/6xWHzWsL/17-mise-à-jour-des-liens-pertinents#action-61b32fff45a31a46879998d4" text:style-name="Internet_20_link" text:visited-style-name="Visited_20_Internet_20_Link">10 déc. 2021 à 11:46</text:a></text:p>
      <text:p text:style-name="P6">Maxence Ubertalli a ajouté Frédéric Charpentier à <text:a xlink:type="simple" xlink:href="https://trello.com/c/6xWHzWsL" text:style-name="Internet_20_link" text:visited-style-name="Visited_20_Internet_20_Link">Mise à jour des liens pertinents</text:a></text:p>
      <text:p text:style-name="P6"><text:a xlink:type="simple" xlink:href="https://trello.com/c/6xWHzWsL/17-mise-à-jour-des-liens-pertinents#action-61b32ffe3b7bd14c823b7ecd" text:style-name="Internet_20_link" text:visited-style-name="Visited_20_Internet_20_Link">10 déc. 2021 à 11:46</text:a></text:p>
      <text:p text:style-name="P6">Maxence Ubertalli a rejoint <text:a xlink:type="simple" xlink:href="https://trello.com/c/6xWHzWsL" text:style-name="Internet_20_link" text:visited-style-name="Visited_20_Internet_20_Link">Mise à jour des liens pertinents</text:a></text:p>
      <text:p text:style-name="P6"><text:a xlink:type="simple" xlink:href="https://trello.com/c/6xWHzWsL/17-mise-à-jour-des-liens-pertinents#action-61b32ffedc36cb199482bc8c" text:style-name="Internet_20_link" text:visited-style-name="Visited_20_Internet_20_Link">10 déc. 2021 à 11:46</text:a></text:p>
      <text:p text:style-name="P6">Maxence Ubertalli a ajouté <text:a xlink:type="simple" xlink:href="https://trello.com/c/6xWHzWsL" text:style-name="Internet_20_link" text:visited-style-name="Visited_20_Internet_20_Link">Mise à jour des liens pertinents</text:a> à ToDo</text:p>
      <text:p text:style-name="P6"><text:a xlink:type="simple" xlink:href="https://trello.com/c/6xWHzWsL/17-mise-à-jour-des-liens-pertinents#action-61b32fc58cdd2a2623b1ceb7" text:style-name="Internet_20_link" text:visited-style-name="Visited_20_Internet_20_Link">10 déc. 2021 à 11:45</text:a></text:p>
      <text:p text:style-name="Text_20_body"><text:soft-page-break/>Maxence Ubertalli sur <text:a xlink:type="simple" xlink:href="https://trello.com/c/PIZoU8JF" text:style-name="Internet_20_link" text:visited-style-name="Visited_20_Internet_20_Link">Récupération Données CD</text:a> <text:a xlink:type="simple" xlink:href="https://trello.com/c/PIZoU8JF/9-récupération-données-cd#comment-61b32eaa562e460346bce488" text:style-name="Internet_20_link" text:visited-style-name="Visited_20_Internet_20_Link">10 déc. 2021 à 11:40</text:a></text:p>
      <text:p text:style-name="Text_20_body">Données générées aléatoirement sur 3 mois (history.csv) via un script Python (DataViz-CDrandom-V1.ipynb) à partir de la liste des tous les titres disponibles (CD2010-Clean.csv).</text:p>
      <text:p text:style-name="Text_20_body">L'aléatoire est contrôlé par des poids données aux styles selon le jour de la semaine et l'heure d'écoute.</text:p>
      <text:p text:style-name="Text_20_body">Prochaines étapes :<text:line-break/>- Affiner les Styles (Rock/Folk/Electro/Rap/Techno en particulier), et ajouter l'Année des disques (pour éventuelles statistiques futures)<text:line-break/>- Réaliser quelques graphiques basiques pour affiner les poids<text:line-break/>- A partir des ces premiers graphiques : Affiner la granularité des poids (à ce stade : jour de la semaine/ week-end)<text:line-break/>- Donner des poids particulier à des artistes déjà écoutés pour créer des "réécoutes" <text:a xlink:type="simple" xlink:href="https://trello.com/1/cards/61b1e687cdefc989123aedd7/attachments/61b32ea58600ed47ffe63acb/download/history.csv" text:style-name="Internet_20_link" text:visited-style-name="Visited_20_Internet_20_Link">history.csv</text:a> <text:a xlink:type="simple" xlink:href="https://trello.com/1/cards/61b1e687cdefc989123aedd7/attachments/61b32ea45016767ef0e33f92/download/DataViz-CDrandom-V1.ipynb" text:style-name="Internet_20_link" text:visited-style-name="Visited_20_Internet_20_Link">DataViz-CDrandom-V1.ipynb</text:a> <text:a xlink:type="simple" xlink:href="https://trello.com/1/cards/61b1e687cdefc989123aedd7/attachments/61b32ea45aabe635e4367258/download/CD2010-Clean.csv" text:style-name="Internet_20_link" text:visited-style-name="Visited_20_Internet_20_Link">CD2010-Clean.csv</text:a> </text:p>
      <text:p text:style-name="P6">Maxence Ubertalli a attaché history.csv à <text:a xlink:type="simple" xlink:href="https://trello.com/c/PIZoU8JF" text:style-name="Internet_20_link" text:visited-style-name="Visited_20_Internet_20_Link">Récupération Données CD</text:a> <text:a xlink:type="simple" xlink:href="https://trello.com/c/PIZoU8JF/9-récupération-données-cd#action-61b32ea58600ed47ffe63ad9" text:style-name="Internet_20_link" text:visited-style-name="Visited_20_Internet_20_Link">10 déc. 2021 à 11:40</text:a> </text:p>
      <text:p text:style-name="P6">Maxence Ubertalli a attaché DataViz-CDrandom-V1.ipynb à <text:a xlink:type="simple" xlink:href="https://trello.com/c/PIZoU8JF" text:style-name="Internet_20_link" text:visited-style-name="Visited_20_Internet_20_Link">Récupération Données CD</text:a> <text:a xlink:type="simple" xlink:href="https://trello.com/c/PIZoU8JF/9-récupération-données-cd#action-61b32ea55016767ef0e33fa3" text:style-name="Internet_20_link" text:visited-style-name="Visited_20_Internet_20_Link">10 déc. 2021 à 11:40</text:a> </text:p>
      <text:p text:style-name="P6">Maxence Ubertalli a attaché CD2010-Clean.csv à <text:a xlink:type="simple" xlink:href="https://trello.com/c/PIZoU8JF" text:style-name="Internet_20_link" text:visited-style-name="Visited_20_Internet_20_Link">Récupération Données CD</text:a> <text:a xlink:type="simple" xlink:href="https://trello.com/c/PIZoU8JF/9-récupération-données-cd#action-61b32ea45aabe635e436725f" text:style-name="Internet_20_link" text:visited-style-name="Visited_20_Internet_20_Link">10 déc. 2021 à 11:40</text:a> </text:p>
      <text:p text:style-name="P6">Maxence Ubertalli a supprimé la pièce jointe CD2010-Clean.csv de <text:a xlink:type="simple" xlink:href="https://trello.com/c/PIZoU8JF" text:style-name="Internet_20_link" text:visited-style-name="Visited_20_Internet_20_Link">Récupération Données CD</text:a></text:p>
      <text:p text:style-name="P6"><text:a xlink:type="simple" xlink:href="https://trello.com/c/PIZoU8JF/9-récupération-données-cd#action-61b32c60cd788c356a606052" text:style-name="Internet_20_link" text:visited-style-name="Visited_20_Internet_20_Link">10 déc. 2021 à 11:30</text:a></text:p>
      <text:p text:style-name="Text_20_body">Maxence Ubertalli sur <text:a xlink:type="simple" xlink:href="https://trello.com/c/W6XRrnK6" text:style-name="Internet_20_link" text:visited-style-name="Visited_20_Internet_20_Link">Liens Exemples</text:a> <text:a xlink:type="simple" xlink:href="https://trello.com/c/W6XRrnK6/16-liens-exemples#comment-61b1ea30ae42a102d42d94dd" text:style-name="Internet_20_link" text:visited-style-name="Visited_20_Internet_20_Link">9 déc. 2021 à 12:36</text:a></text:p>
      <text:p text:style-name="P6"><text:a xlink:type="simple" xlink:href="https://github.com/regorxxx/Music-Graph" office:target-frame-name="_blank" xlink:show="new" text:style-name="Internet_20_link" text:visited-style-name="Visited_20_Internet_20_Link"/></text:p>
      <text:p text:style-name="Text_20_body"><text:a xlink:type="simple" xlink:href="https://www.presse-citron.net/sur-spotify-comment-voir-quel-est-votre-titre-le-plus-ecoute/" office:target-frame-name="_blank" xlink:show="new" text:style-name="Internet_20_link" text:visited-style-name="Visited_20_Internet_20_Link"/></text:p>
      <text:p text:style-name="Text_20_body"><text:line-break/><text:a xlink:type="simple" xlink:href="https://stateezticsapp.com/" office:target-frame-name="_blank" xlink:show="new" text:style-name="Internet_20_link" text:visited-style-name="Visited_20_Internet_20_Link">https://stateezticsapp.com/</text:a><text:line-break/><text:a xlink:type="simple" xlink:href="https://music.apple.com/replay" office:target-frame-name="_blank" xlink:show="new" text:style-name="Internet_20_link" text:visited-style-name="Visited_20_Internet_20_Link">https://music.apple.com/replay</text:a></text:p>
      <text:p text:style-name="P6">Maxence Ubertalli a ajouté <text:a xlink:type="simple" xlink:href="https://trello.com/c/W6XRrnK6" text:style-name="Internet_20_link" text:visited-style-name="Visited_20_Internet_20_Link">Liens Exemples</text:a> à Divers</text:p>
      <text:p text:style-name="P6"><text:a xlink:type="simple" xlink:href="https://trello.com/c/W6XRrnK6/16-liens-exemples#action-61b1ea25ee0c44326f53a369" text:style-name="Internet_20_link" text:visited-style-name="Visited_20_Internet_20_Link">9 déc. 2021 à 12:36</text:a></text:p>
      <text:p text:style-name="Text_20_body">Maxence Ubertalli sur <text:a xlink:type="simple" xlink:href="https://trello.com/c/oLYK8Xz3" text:style-name="Internet_20_link" text:visited-style-name="Visited_20_Internet_20_Link">Liens Articles</text:a> <text:a xlink:type="simple" xlink:href="https://trello.com/c/oLYK8Xz3/15-liens-articles#comment-61b1ea19e6bcfb59bc6282cd" text:style-name="Internet_20_link" text:visited-style-name="Visited_20_Internet_20_Link">9 déc. 2021 à 12:35</text:a></text:p>
      <text:p text:style-name="Text_20_body">Données globales (non personnelles) sur l’écoute de musique en ligne:</text:p>
      <text:p text:style-name="Text_20_body"><text:line-break/><text:a xlink:type="simple" xlink:href="https://public.tableau.com/app/profile/scott.teal/viz/SpotifyWebinar/Dashboard1" office:target-frame-name="_blank" xlink:show="new" text:style-name="Internet_20_link" text:visited-style-name="Visited_20_Internet_20_Link">https://public.tableau.com/app/profile/scott.teal/viz/SpotifyWebinar/Dashboard1</text:a></text:p>
      <text:p text:style-name="Text_20_body">Données personnelles sur Deezer :<text:line-break/><text:a xlink:type="simple" xlink:href="https://stateezticsapp.com/" office:target-frame-name="_blank" xlink:show="new" text:style-name="Internet_20_link" text:visited-style-name="Visited_20_Internet_20_Link">https://stateezticsapp.com/</text:a></text:p>
      <text:p text:style-name="Text_20_body">A lire de manière plus approfondie</text:p>
      <text:p text:style-name="P6"><text:a xlink:type="simple" xlink:href="https://www.academia.edu/40119182/The_Daily_Use_of_Music_Streaming_Platforms_by_the_Dutch_Millennial_Age_Group" office:target-frame-name="_blank" xlink:show="new" text:style-name="Internet_20_link" text:visited-style-name="Visited_20_Internet_20_Link"/></text:p>
      <text:p text:style-name="P6"><text:soft-page-break/>Maxence Ubertalli a ajouté <text:a xlink:type="simple" xlink:href="https://trello.com/c/oLYK8Xz3" text:style-name="Internet_20_link" text:visited-style-name="Visited_20_Internet_20_Link">Liens Articles</text:a> à Divers</text:p>
      <text:p text:style-name="P6"><text:a xlink:type="simple" xlink:href="https://trello.com/c/oLYK8Xz3/15-liens-articles#action-61b1ea01fcb585339cf929d7" text:style-name="Internet_20_link" text:visited-style-name="Visited_20_Internet_20_Link">9 déc. 2021 à 12:35</text:a></text:p>
      <text:p text:style-name="Text_20_body">Maxence Ubertalli sur <text:a xlink:type="simple" xlink:href="https://trello.com/c/PIZoU8JF" text:style-name="Internet_20_link" text:visited-style-name="Visited_20_Internet_20_Link">Récupération Données CD</text:a> <text:a xlink:type="simple" xlink:href="https://trello.com/c/PIZoU8JF/9-récupération-données-cd#comment-61b1e979dbd1274236890ece" text:style-name="Internet_20_link" text:visited-style-name="Visited_20_Internet_20_Link">9 déc. 2021 à 12:33</text:a></text:p>
      <text:p text:style-name="Text_20_body">Créer programme Pyhton pour remplissage aléatoire de l'écoute d'un CD en fonction du jour, de la plage horaire, du genre...</text:p>
      <text:p text:style-name="P6">Maxence Ubertalli a attaché CD2010-Clean.csv à <text:a xlink:type="simple" xlink:href="https://trello.com/c/PIZoU8JF" text:style-name="Internet_20_link" text:visited-style-name="Visited_20_Internet_20_Link">Récupération Données CD</text:a> <text:a xlink:type="simple" xlink:href="https://trello.com/c/PIZoU8JF/9-récupération-données-cd#action-61b1e92fc95f326d040efe32" text:style-name="Internet_20_link" text:visited-style-name="Visited_20_Internet_20_Link">9 déc. 2021 à 12:32</text:a> </text:p>
      <text:p text:style-name="P6">Maxence Ubertalli a défini l'échéance suivante pour la carte <text:a xlink:type="simple" xlink:href="https://trello.com/c/ePzsMbgv" text:style-name="Internet_20_link" text:visited-style-name="Visited_20_Internet_20_Link">Document de cadrage</text:a> : 10 déc. 2021 à 23:59</text:p>
      <text:p text:style-name="P6"><text:a xlink:type="simple" xlink:href="https://trello.com/c/ePzsMbgv/12-document-de-cadrage#action-61b1e9045127fb4eaa845a9a" text:style-name="Internet_20_link" text:visited-style-name="Visited_20_Internet_20_Link">9 déc. 2021 à 12:31</text:a></text:p>
      <text:p text:style-name="P6">Maxence Ubertalli a archivé <text:a xlink:type="simple" xlink:href="https://trello.com/c/tFqYkGRM" text:style-name="Internet_20_link" text:visited-style-name="Visited_20_Internet_20_Link">Organisation</text:a></text:p>
      <text:p text:style-name="P6">9 déc. 2021 à 12:30</text:p>
      <text:p text:style-name="P6">Maxence Ubertalli a archivé <text:a xlink:type="simple" xlink:href="https://trello.com/c/LQM4Y8ju" text:style-name="Internet_20_link" text:visited-style-name="Visited_20_Internet_20_Link">Rédaction</text:a></text:p>
      <text:p text:style-name="P6">9 déc. 2021 à 12:30</text:p>
      <text:p text:style-name="P6">Maxence Ubertalli a archivé <text:a xlink:type="simple" xlink:href="https://trello.com/c/SeJqr5HU" text:style-name="Internet_20_link" text:visited-style-name="Visited_20_Internet_20_Link">Design</text:a></text:p>
      <text:p text:style-name="P6">9 déc. 2021 à 12:30</text:p>
      <text:p text:style-name="P6">Maxence Ubertalli a archivé <text:a xlink:type="simple" xlink:href="https://trello.com/c/1chw9AZ3" text:style-name="Internet_20_link" text:visited-style-name="Visited_20_Internet_20_Link">JavaScript</text:a></text:p>
      <text:p text:style-name="P6">9 déc. 2021 à 12:30</text:p>
      <text:p text:style-name="P6">Maxence Ubertalli a archivé <text:a xlink:type="simple" xlink:href="https://trello.com/c/4Brs2GSE" text:style-name="Internet_20_link" text:visited-style-name="Visited_20_Internet_20_Link">Python</text:a></text:p>
      <text:p text:style-name="P6">9 déc. 2021 à 12:30</text:p>
      <text:p text:style-name="P6">Maxence Ubertalli a ajouté <text:a xlink:type="simple" xlink:href="https://trello.com/c/5BllLODI" text:style-name="Internet_20_link" text:visited-style-name="Visited_20_Internet_20_Link">Lien site Cours Projet</text:a> à Divers</text:p>
      <text:p text:style-name="P6"><text:a xlink:type="simple" xlink:href="https://trello.com/c/5BllLODI/14-lien-site-cours-projet#action-61b1e8af603658021724be77" text:style-name="Internet_20_link" text:visited-style-name="Visited_20_Internet_20_Link">9 déc. 2021 à 12:29</text:a></text:p>
      <text:p text:style-name="P6">Maxence Ubertalli a ajouté <text:a xlink:type="simple" xlink:href="https://trello.com/c/1LX6MEnb" text:style-name="Internet_20_link" text:visited-style-name="Visited_20_Internet_20_Link">Creation GitHub</text:a> à ToDo</text:p>
      <text:p text:style-name="P6"><text:a xlink:type="simple" xlink:href="https://trello.com/c/1LX6MEnb/13-creation-github#action-61b1e8340ccf6f435c713b72" text:style-name="Internet_20_link" text:visited-style-name="Visited_20_Internet_20_Link">9 déc. 2021 à 12:27</text:a></text:p>
      <text:p text:style-name="P6">Maxence Ubertalli a ajouté halo.ly.150698 à <text:a xlink:type="simple" xlink:href="https://trello.com/c/ePzsMbgv" text:style-name="Internet_20_link" text:visited-style-name="Visited_20_Internet_20_Link">Document de cadrage</text:a></text:p>
      <text:p text:style-name="P6"><text:a xlink:type="simple" xlink:href="https://trello.com/c/ePzsMbgv/12-document-de-cadrage#action-61b1e7e73d12c278a82b9af8" text:style-name="Internet_20_link" text:visited-style-name="Visited_20_Internet_20_Link">9 déc. 2021 à 12:26</text:a></text:p>
      <text:p text:style-name="P6">Maxence Ubertalli a ajouté Frédéric Charpentier à <text:a xlink:type="simple" xlink:href="https://trello.com/c/ePzsMbgv" text:style-name="Internet_20_link" text:visited-style-name="Visited_20_Internet_20_Link">Document de cadrage</text:a></text:p>
      <text:p text:style-name="P6"><text:a xlink:type="simple" xlink:href="https://trello.com/c/ePzsMbgv/12-document-de-cadrage#action-61b1e7e77e16132107eb37a4" text:style-name="Internet_20_link" text:visited-style-name="Visited_20_Internet_20_Link">9 déc. 2021 à 12:26</text:a></text:p>
      <text:p text:style-name="P6">Maxence Ubertalli a ajouté Aicha OUHSSAINE à <text:a xlink:type="simple" xlink:href="https://trello.com/c/ePzsMbgv" text:style-name="Internet_20_link" text:visited-style-name="Visited_20_Internet_20_Link">Document de cadrage</text:a></text:p>
      <text:p text:style-name="P6"><text:a xlink:type="simple" xlink:href="https://trello.com/c/ePzsMbgv/12-document-de-cadrage#action-61b1e7e65f076365e3e1de67" text:style-name="Internet_20_link" text:visited-style-name="Visited_20_Internet_20_Link">9 déc. 2021 à 12:26</text:a></text:p>
      <text:p text:style-name="P6">Maxence Ubertalli a rejoint <text:a xlink:type="simple" xlink:href="https://trello.com/c/ePzsMbgv" text:style-name="Internet_20_link" text:visited-style-name="Visited_20_Internet_20_Link">Document de cadrage</text:a></text:p>
      <text:p text:style-name="P6"><text:a xlink:type="simple" xlink:href="https://trello.com/c/ePzsMbgv/12-document-de-cadrage#action-61b1e7e6152550445ef0f8fe" text:style-name="Internet_20_link" text:visited-style-name="Visited_20_Internet_20_Link">9 déc. 2021 à 12:26</text:a></text:p>
      <text:p text:style-name="P6">Maxence Ubertalli a ajouté <text:a xlink:type="simple" xlink:href="https://trello.com/c/ePzsMbgv" text:style-name="Internet_20_link" text:visited-style-name="Visited_20_Internet_20_Link">Document de cadrage</text:a> à ToDo</text:p>
      <text:p text:style-name="P6"><text:a xlink:type="simple" xlink:href="https://trello.com/c/ePzsMbgv/12-document-de-cadrage#action-61b1e7cb7509f8434cda20d3" text:style-name="Internet_20_link" text:visited-style-name="Visited_20_Internet_20_Link">9 déc. 2021 à 12:26</text:a></text:p>
      <text:p text:style-name="P6">Maxence Ubertalli a ajouté <text:a xlink:type="simple" xlink:href="https://trello.com/c/tFqYkGRM" text:style-name="Internet_20_link" text:visited-style-name="Visited_20_Internet_20_Link">Organisation</text:a> à Legende</text:p>
      <text:p text:style-name="P6">9 déc. 2021 à 12:25</text:p>
      <text:p text:style-name="P6">Maxence Ubertalli a ajouté Frédéric Charpentier à <text:a xlink:type="simple" xlink:href="https://trello.com/c/nVAxujDP" text:style-name="Internet_20_link" text:visited-style-name="Visited_20_Internet_20_Link">Propositions designs</text:a></text:p>
      <text:p text:style-name="P6"><text:a xlink:type="simple" xlink:href="https://trello.com/c/nVAxujDP/10-propositions-designs#action-61b1e788d5fce830fb5bca47" text:style-name="Internet_20_link" text:visited-style-name="Visited_20_Internet_20_Link">9 déc. 2021 à 12:24</text:a></text:p>
      <text:p text:style-name="P6">Maxence Ubertalli a ajouté halo.ly.150698 à <text:a xlink:type="simple" xlink:href="https://trello.com/c/nVAxujDP" text:style-name="Internet_20_link" text:visited-style-name="Visited_20_Internet_20_Link">Propositions designs</text:a></text:p>
      <text:p text:style-name="P6"><text:a xlink:type="simple" xlink:href="https://trello.com/c/nVAxujDP/10-propositions-designs#action-61b1e7884f13e84513b7ecfc" text:style-name="Internet_20_link" text:visited-style-name="Visited_20_Internet_20_Link">9 déc. 2021 à 12:24</text:a></text:p>
      <text:p text:style-name="P6">Maxence Ubertalli a ajouté Aicha OUHSSAINE à <text:a xlink:type="simple" xlink:href="https://trello.com/c/nVAxujDP" text:style-name="Internet_20_link" text:visited-style-name="Visited_20_Internet_20_Link">Propositions designs</text:a></text:p>
      <text:p text:style-name="P6"><text:a xlink:type="simple" xlink:href="https://trello.com/c/nVAxujDP/10-propositions-designs#action-61b1e787ddf7f0411f13cdc7" text:style-name="Internet_20_link" text:visited-style-name="Visited_20_Internet_20_Link">9 déc. 2021 à 12:24</text:a></text:p>
      <text:p text:style-name="P6">Maxence Ubertalli a rejoint <text:a xlink:type="simple" xlink:href="https://trello.com/c/nVAxujDP" text:style-name="Internet_20_link" text:visited-style-name="Visited_20_Internet_20_Link">Propositions designs</text:a></text:p>
      <text:p text:style-name="P6"><text:a xlink:type="simple" xlink:href="https://trello.com/c/nVAxujDP/10-propositions-designs#action-61b1e7871c2434798ec9d0d1" text:style-name="Internet_20_link" text:visited-style-name="Visited_20_Internet_20_Link">9 déc. 2021 à 12:24</text:a></text:p>
      <text:p text:style-name="P6">Maxence Ubertalli a ajouté halo.ly.150698 à <text:a xlink:type="simple" xlink:href="https://trello.com/c/lL16aYNg" text:style-name="Internet_20_link" text:visited-style-name="Visited_20_Internet_20_Link">Récupération Données iTunes</text:a></text:p>
      <text:p text:style-name="P6"><text:soft-page-break/><text:a xlink:type="simple" xlink:href="https://trello.com/c/lL16aYNg/7-récupération-données-itunes#action-61b1e77e9701e53ac7fd342b" text:style-name="Internet_20_link" text:visited-style-name="Visited_20_Internet_20_Link">9 déc. 2021 à 12:24</text:a></text:p>
      <text:p text:style-name="P6">Maxence Ubertalli a ajouté halo.ly.150698 à <text:a xlink:type="simple" xlink:href="https://trello.com/c/y4Va72Lq" text:style-name="Internet_20_link" text:visited-style-name="Visited_20_Internet_20_Link">Récupération Données Spotify</text:a></text:p>
      <text:p text:style-name="P6"><text:a xlink:type="simple" xlink:href="https://trello.com/c/y4Va72Lq/6-récupération-données-spotify#action-61b1e776e190fa4ab8191dc1" text:style-name="Internet_20_link" text:visited-style-name="Visited_20_Internet_20_Link">9 déc. 2021 à 12:24</text:a></text:p>
      <text:p text:style-name="P6">Maxence Ubertalli a quitté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1e76c1634e28836e6a032" text:style-name="Internet_20_link" text:visited-style-name="Visited_20_Internet_20_Link">9 déc. 2021 à 12:24</text:a></text:p>
      <text:p text:style-name="P6">Maxence Ubertalli a ajouté Aicha OUHSSAINE à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1e76bc394c52702255f2a" text:style-name="Internet_20_link" text:visited-style-name="Visited_20_Internet_20_Link">9 déc. 2021 à 12:24</text:a></text:p>
      <text:p text:style-name="P6">Maxence Ubertalli a retiré Aicha OUHSSAINE de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1e76be7c6d514a878ccbd" text:style-name="Internet_20_link" text:visited-style-name="Visited_20_Internet_20_Link">9 déc. 2021 à 12:24</text:a></text:p>
      <text:p text:style-name="P6">Maxence Ubertalli a rejoint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1e76aa859187690c6ff96" text:style-name="Internet_20_link" text:visited-style-name="Visited_20_Internet_20_Link">9 déc. 2021 à 12:24</text:a></text:p>
      <text:p text:style-name="P6">Maxence Ubertalli a ajouté Aicha OUHSSAINE à <text:a xlink:type="simple" xlink:href="https://trello.com/c/PJGxg1em" text:style-name="Internet_20_link" text:visited-style-name="Visited_20_Internet_20_Link">Récupération Données Deezer</text:a></text:p>
      <text:p text:style-name="P6"><text:a xlink:type="simple" xlink:href="https://trello.com/c/PJGxg1em/5-récupération-données-deezer#action-61b1e768d9a32e554945131a" text:style-name="Internet_20_link" text:visited-style-name="Visited_20_Internet_20_Link">9 déc. 2021 à 12:24</text:a></text:p>
      <text:p text:style-name="P6">Maxence Ubertalli a invité un membre non confirmé à ce tableau</text:p>
      <text:p text:style-name="P6">9 déc. 2021 à 12:24</text:p>
      <text:p text:style-name="P6">Maxence Ubertalli a invité un membre non confirmé à ce tableau</text:p>
      <text:p text:style-name="P6">9 déc. 2021 à 12:24</text:p>
      <text:p text:style-name="P6">Maxence Ubertalli a invité un membre non confirmé à ce tableau</text:p>
      <text:p text:style-name="P6">9 déc. 2021 à 12:24</text:p>
      <text:p text:style-name="P6">Maxence Ubertalli a ajouté <text:a xlink:type="simple" xlink:href="https://trello.com/c/nVAxujDP" text:style-name="Internet_20_link" text:visited-style-name="Visited_20_Internet_20_Link">Propositions designs</text:a> à ToDo</text:p>
      <text:p text:style-name="P6"><text:a xlink:type="simple" xlink:href="https://trello.com/c/nVAxujDP/10-propositions-designs#action-61b1e6a935e0d25089cf0d66" text:style-name="Internet_20_link" text:visited-style-name="Visited_20_Internet_20_Link">9 déc. 2021 à 12:21</text:a></text:p>
      <text:p text:style-name="P6">Maxence Ubertalli a rejoint <text:a xlink:type="simple" xlink:href="https://trello.com/c/j0DB90x0" text:style-name="Internet_20_link" text:visited-style-name="Visited_20_Internet_20_Link">Récupération Données Qobuz</text:a></text:p>
      <text:p text:style-name="P6"><text:a xlink:type="simple" xlink:href="https://trello.com/c/j0DB90x0/8-récupération-données-qobuz#action-61b1e69dfef0c070bae15d77" text:style-name="Internet_20_link" text:visited-style-name="Visited_20_Internet_20_Link">9 déc. 2021 à 12:21</text:a></text:p>
      <text:p text:style-name="P6">Maxence Ubertalli a rejoint <text:a xlink:type="simple" xlink:href="https://trello.com/c/PIZoU8JF" text:style-name="Internet_20_link" text:visited-style-name="Visited_20_Internet_20_Link">Récupération Données CD</text:a></text:p>
      <text:p text:style-name="P6"><text:a xlink:type="simple" xlink:href="https://trello.com/c/PIZoU8JF/9-récupération-données-cd#action-61b1e68f8193963e74873e9c" text:style-name="Internet_20_link" text:visited-style-name="Visited_20_Internet_20_Link">9 déc. 2021 à 12:20</text:a></text:p>
      <text:p text:style-name="P6">Maxence Ubertalli a ajouté <text:a xlink:type="simple" xlink:href="https://trello.com/c/PIZoU8JF" text:style-name="Internet_20_link" text:visited-style-name="Visited_20_Internet_20_Link">Récupération Données CD</text:a> à ToDo</text:p>
      <text:p text:style-name="P6"><text:a xlink:type="simple" xlink:href="https://trello.com/c/PIZoU8JF/9-récupération-données-cd#action-61b1e687cdefc989123aede0" text:style-name="Internet_20_link" text:visited-style-name="Visited_20_Internet_20_Link">9 déc. 2021 à 12:20</text:a></text:p>
      <text:p text:style-name="P6">Maxence Ubertalli a ajouté <text:a xlink:type="simple" xlink:href="https://trello.com/c/j0DB90x0" text:style-name="Internet_20_link" text:visited-style-name="Visited_20_Internet_20_Link">Récupération Données Qobuz</text:a> à ToDo</text:p>
      <text:p text:style-name="P6"><text:a xlink:type="simple" xlink:href="https://trello.com/c/j0DB90x0/8-récupération-données-qobuz#action-61b1e67fe3c4ad85805d2e34" text:style-name="Internet_20_link" text:visited-style-name="Visited_20_Internet_20_Link">9 déc. 2021 à 12:20</text:a></text:p>
      <text:p text:style-name="P6">Maxence Ubertalli a ajouté <text:a xlink:type="simple" xlink:href="https://trello.com/c/lL16aYNg" text:style-name="Internet_20_link" text:visited-style-name="Visited_20_Internet_20_Link">Récupération Données iTunes</text:a> à ToDo</text:p>
      <text:p text:style-name="P6"><text:a xlink:type="simple" xlink:href="https://trello.com/c/lL16aYNg/7-récupération-données-itunes#action-61b1e6779d4ea428345fb08b" text:style-name="Internet_20_link" text:visited-style-name="Visited_20_Internet_20_Link">9 déc. 2021 à 12:20</text:a></text:p>
      <text:p text:style-name="P6">Maxence Ubertalli a ajouté <text:a xlink:type="simple" xlink:href="https://trello.com/c/y4Va72Lq" text:style-name="Internet_20_link" text:visited-style-name="Visited_20_Internet_20_Link">Récupération Données Spotify</text:a> à ToDo</text:p>
      <text:p text:style-name="P6"><text:a xlink:type="simple" xlink:href="https://trello.com/c/y4Va72Lq/6-récupération-données-spotify#action-61b1e6617987f74cff71b539" text:style-name="Internet_20_link" text:visited-style-name="Visited_20_Internet_20_Link">9 déc. 2021 à 12:20</text:a></text:p>
      <text:p text:style-name="P6">Maxence Ubertalli a ajouté <text:a xlink:type="simple" xlink:href="https://trello.com/c/PJGxg1em" text:style-name="Internet_20_link" text:visited-style-name="Visited_20_Internet_20_Link">Récupération Données Deezer</text:a> à ToDo</text:p>
      <text:p text:style-name="P6"><text:a xlink:type="simple" xlink:href="https://trello.com/c/PJGxg1em/5-récupération-données-deezer#action-61b1e65c1a42da692dd4adca" text:style-name="Internet_20_link" text:visited-style-name="Visited_20_Internet_20_Link">9 déc. 2021 à 12:19</text:a></text:p>
      <text:p text:style-name="P6">Maxence Ubertalli a ajouté <text:a xlink:type="simple" xlink:href="https://trello.com/c/LQM4Y8ju" text:style-name="Internet_20_link" text:visited-style-name="Visited_20_Internet_20_Link">Rédaction</text:a> à Legende</text:p>
      <text:p text:style-name="P6">9 déc. 2021 à 12:19</text:p>
      <text:p text:style-name="P6">Maxence Ubertalli a ajouté <text:a xlink:type="simple" xlink:href="https://trello.com/c/SeJqr5HU" text:style-name="Internet_20_link" text:visited-style-name="Visited_20_Internet_20_Link">Design</text:a> à Legende</text:p>
      <text:p text:style-name="P6">9 déc. 2021 à 12:19</text:p>
      <text:p text:style-name="P6">Maxence Ubertalli a ajouté <text:a xlink:type="simple" xlink:href="https://trello.com/c/1chw9AZ3" text:style-name="Internet_20_link" text:visited-style-name="Visited_20_Internet_20_Link">JavaScript</text:a> à Legende</text:p>
      <text:p text:style-name="P6">9 déc. 2021 à 12:19</text:p>
      <text:p text:style-name="P6">Maxence Ubertalli a ajouté <text:a xlink:type="simple" xlink:href="https://trello.com/c/4Brs2GSE" text:style-name="Internet_20_link" text:visited-style-name="Visited_20_Internet_20_Link">Python</text:a> à Legende</text:p>
      <text:p text:style-name="P6">9 déc. 2021 à 12:18</text:p>
      <text:p text:style-name="P6">Maxence Ubertalli a ajouté Done à ce tableau</text:p>
      <text:p text:style-name="P6">9 déc. 2021 à 12:18</text:p>
      <text:p text:style-name="P6">Maxence Ubertalli a ajouté ToBeReviewed à ce tableau</text:p>
      <text:p text:style-name="P6"><text:soft-page-break/>9 déc. 2021 à 12:18</text:p>
      <text:p text:style-name="P6">Maxence Ubertalli a ajouté ToDo à ce tableau</text:p>
      <text:p text:style-name="P6">9 déc. 2021 à 12:18</text:p>
      <text:p text:style-name="P6">Maxence Ubertalli a ajouté Legende à ce tableau</text:p>
      <text:p text:style-name="P6">9 déc. 2021 à 12:18</text:p>
      <text:p text:style-name="P6">Maxence Ubertalli a ajouté ce tableau à <text:a xlink:type="simple" xlink:href="https://trello.com/61b1e3a0e0c75c300baf4cec" text:style-name="Internet_20_link" text:visited-style-name="Visited_20_Internet_20_Link">Espace de travail Trello</text:a></text:p>
      <text:p text:style-name="P6">9 déc. 2021 à 12:17</text:p>
      <text:p text:style-name="P6">Maxence Ubertalli a créé ce tableau</text:p>
      <text:p text:style-name="P6">9 déc. 2021 à 12:17</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0T16:00:06.470000000</dc:date>
    <meta:editing-duration>PT49S</meta:editing-duration>
    <meta:editing-cycles>2</meta:editing-cycles>
    <meta:generator>LibreOffice/7.1.8.1$Windows_X86_64 LibreOffice_project/e1f30c802c3269a1d052614453f260e49458c82c</meta:generator>
    <meta:document-statistic meta:table-count="0" meta:image-count="1" meta:object-count="0" meta:page-count="16" meta:paragraph-count="505" meta:word-count="4996" meta:character-count="30295" meta:non-whitespace-character-count="25760"/>
  </office:meta>
</office:document-meta>
</file>